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102in"/>
    </style:style>
    <style:style style:name="co2" style:family="table-column">
      <style:table-column-properties fo:break-before="auto" style:column-width="2.790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2.629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2.6193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4.9346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1.3429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2April final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dvanceautoparts.com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Stevison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brooke.stevison@advanceautoparts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brooke-stevison-44a37b100</text:p>
          </table:table-cell>
          <table:table-cell office:value-type="string" calcext:value-type="string">
            <text:p>http://www.advanceautoparts.com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dvanceautoparts.com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dana.arthur@advance-auto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dana-arthur-5a973448</text:p>
          </table:table-cell>
          <table:table-cell office:value-type="string" calcext:value-type="string">
            <text:p>http://www.advanceautoparts.com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dvanceautoparts.com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Lavin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ean.lavin@advanceautoparts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eanlavin</text:p>
          </table:table-cell>
          <table:table-cell office:value-type="string" calcext:value-type="string">
            <text:p>http://www.advanceautopart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adriana.garcia@ais.co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driana-garcia-711b81183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nsy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joe.mansy@ais.co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oe-mansy-08b6701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Kathie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kathie.bailey@appliedis.co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athie-bailey-5797a713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Lee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AIS (Applied Information Sciences)</text:p>
          </table:table-cell>
          <table:table-cell office:value-type="string" calcext:value-type="string">
            <text:p>nicole.peace@ais.co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icole-peace-b12433193</text:p>
          </table:table-cell>
          <table:table-cell office:value-type="string" calcext:value-type="string">
            <text:p>http://www.ai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/Data Analyst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bridget.patterson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bridget-patterson-037a934b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/Data Analyst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Jeannette</text:p>
          </table:table-cell>
          <table:table-cell office:value-type="string" calcext:value-type="string">
            <text:p>McIlwain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jeannette.mcilwain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jeannette-martino-mcilwain-9647b122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/Data Analyst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theresa.ross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theresa-ross-7540295a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/Data Analyst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Vik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viki.jackson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viki-jackson-88a91b167</text:p>
          </table:table-cell>
          <table:table-cell office:value-type="string" calcext:value-type="string">
            <text:p>http://www.akima.com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SBA Compliance Analy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Ivone</text:p>
          </table:table-cell>
          <table:table-cell office:value-type="string" calcext:value-type="string">
            <text:p>Bueno-Diaz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ibueno-diaz@altait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ivone-bueno-diaz-4721279b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jedwards@altait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ordan-edwards-74992a227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Spicer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kspicer@altait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kimberlyspiceralbarano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Nystrom</text:p>
          </table:table-cell>
          <table:table-cell office:value-type="string" calcext:value-type="string">
            <text:p>ALTA IT Services, LLC</text:p>
          </table:table-cell>
          <table:table-cell office:value-type="string" calcext:value-type="string">
            <text:p>samnystrom@altait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samantha-nystrom-027a488</text:p>
          </table:table-cell>
          <table:table-cell office:value-type="string" calcext:value-type="string">
            <text:p>http://www.altaits.com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Healthcare Clai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Operations Analyst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Hampton, VA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Bruny</text:p>
          </table:table-cell>
          <table:table-cell office:value-type="string" calcext:value-type="string">
            <text:p>Jarvis-Vanraalte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bjarvis@afognak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bruny-jarvis-vanraalte-06279b15b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Operations Analyst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Hampton, VA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Letosha</text:p>
          </table:table-cell>
          <table:table-cell office:value-type="string" calcext:value-type="string">
            <text:p>Scruggs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lscruggs@alutiiq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letosha-scruggs-shrm-cp-ccp-494b422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Operations Analyst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Hampton, VA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Boskofsky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tboskofsky@alutiiq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tanya-boskofsky-bb0078127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Operations Analyst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Hampton, VA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Alutiiq, LLC</text:p>
          </table:table-cell>
          <table:table-cell office:value-type="string" calcext:value-type="string">
            <text:p>wdennis@alutiiq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wendy1dennis</text:p>
          </table:table-cell>
          <table:table-cell office:value-type="string" calcext:value-type="string">
            <text:p>http://www.alutiiq.com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jessica.bradshaw@americansystems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ssica-bradshaw-1663709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kirby.jenkins@americansystems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irby-jenkins-72999230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tomas.soto@americansystems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tomas-soto-8b2844161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AMERICAN SYSTEMS</text:p>
          </table:table-cell>
          <table:table-cell office:value-type="string" calcext:value-type="string">
            <text:p>toni.potter@americansystems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tonipotter</text:p>
          </table:table-cell>
          <table:table-cell office:value-type="string" calcext:value-type="string">
            <text:p>http://www.americansystems.com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Ampcus Inc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mpcus.com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Wynd</text:p>
          </table:table-cell>
          <table:table-cell office:value-type="string" calcext:value-type="string">
            <text:p>Ampcus Inc</text:p>
          </table:table-cell>
          <table:table-cell office:value-type="string" calcext:value-type="string">
            <text:p>lori.wynd@ampcus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ori-wynd-80b23120</text:p>
          </table:table-cell>
          <table:table-cell office:value-type="string" calcext:value-type="string">
            <text:p>http://www.ampcu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IT Systems Analyst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Belvoir, VA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bsegura@amyx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etsy-segura-797b19189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IT Systems Analyst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Belvoir, VA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Pishioneri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dpishioneri@amyx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vepishioneri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IT Systems Analyst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Belvoir, VA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riceno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sbriceno@amyx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acey-briceno-201b0271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IT Systems Analyst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Belvoir, VA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Livornese</text:p>
          </table:table-cell>
          <table:table-cell office:value-type="string" calcext:value-type="string">
            <text:p>Amyx, Inc.</text:p>
          </table:table-cell>
          <table:table-cell office:value-type="string" calcext:value-type="string">
            <text:p>slivornese@amyx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acey-livornese-201b0271</text:p>
          </table:table-cell>
          <table:table-cell office:value-type="string" calcext:value-type="string">
            <text:p>http://www.amyx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 Analyst - Healthcare Business Analytics</text:p>
          </table:table-cell>
          <table:table-cell office:value-type="string" calcext:value-type="string">
            <text:p>Analyst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analysts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Analysts</text:p>
          </table:table-cell>
          <table:table-cell office:value-type="string" calcext:value-type="string">
            <text:p>david.sanders@analysts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rsanders</text:p>
          </table:table-cell>
          <table:table-cell office:value-type="string" calcext:value-type="string">
            <text:p>http://www.analysts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/Tech Writer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caustin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aroline-austin-604493199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/Tech Writer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Rayburn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erayburn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van-rayburn-b0aa38126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Mainevil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/Tech Writer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Hanaila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hstarks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hanailastarks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/Tech Writer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Jamie-Lynn</text:p>
          </table:table-cell>
          <table:table-cell office:value-type="string" calcext:value-type="string">
            <text:p>Ketchum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jketchum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amie-lynn-ketchum-58051917a</text:p>
          </table:table-cell>
          <table:table-cell office:value-type="string" calcext:value-type="string">
            <text:p>http://www.apexsystems.co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Abhinender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abhinender@apnconsultinginc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bhinender-singh-589b1366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South Brunswick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Bhairav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bhairobnath@apnconsultinginc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hairav-ben-pandey-a76b804a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Chet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chetan@apnconsultinginc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etansinghpanwar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South Brunswick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Kapil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kapil@apnconsultinginc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apil-yadav-071a694b</text:p>
          </table:table-cell>
          <table:table-cell office:value-type="string" calcext:value-type="string">
            <text:p>http://www.apnconsultinginc.com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RK Solutions, Inc.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rksolutionsinc.com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RK Solutions, Inc.</text:p>
          </table:table-cell>
          <table:table-cell office:value-type="string" calcext:value-type="string">
            <text:p>alice@arksolutionsinc.co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lice-p-8a9a0b28</text:p>
          </table:table-cell>
          <table:table-cell office:value-type="string" calcext:value-type="string">
            <text:p>http://www.arksolutionsinc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RK Solutions, Inc.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rksolutionsinc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ARK Solutions, Inc.</text:p>
          </table:table-cell>
          <table:table-cell office:value-type="string" calcext:value-type="string">
            <text:p>amanda@arksolutionsinc.co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manda-miller-92084992</text:p>
          </table:table-cell>
          <table:table-cell office:value-type="string" calcext:value-type="string">
            <text:p>http://www.arksolutionsinc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arun.ram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am-arun-5bb545141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Shekar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chandrashekar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andrashekar2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Dilraj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dilraj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ilraj-kaur-6965a5b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Asta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grace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grace-asta-9986701a1</text:p>
          </table:table-cell>
          <table:table-cell office:value-type="string" calcext:value-type="string">
            <text:p>http://www.astacr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&amp; Project Coordinator</text:p>
          </table:table-cell>
          <table:table-cell office:value-type="string" calcext:value-type="string">
            <text:p>Audi of Americ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audiusa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Audi of America</text:p>
          </table:table-cell>
          <table:table-cell office:value-type="string" calcext:value-type="string">
            <text:p>alexandra.goss@audiusa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http://www.linkedin.com/in/alexandra-goss</text:p>
          </table:table-cell>
          <table:table-cell office:value-type="string" calcext:value-type="string">
            <text:p>http://www.audiusa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xelon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kim.herrera@axelon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axelon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xelon.com</text:p>
          </table:table-cell>
          <table:table-cell office:value-type="string" calcext:value-type="string">
            <text:p>Miriah</text:p>
          </table:table-cell>
          <table:table-cell office:value-type="string" calcext:value-type="string">
            <text:p>Stickney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miriah.stickney@axelon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miriah-stickney-59434a70</text:p>
          </table:table-cell>
          <table:table-cell office:value-type="string" calcext:value-type="string">
            <text:p>http://www.axelon.com</text:p>
          </table:table-cell>
          <table:table-cell office:value-type="string" calcext:value-type="string">
            <text:p>Massen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xelon.com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shannon.stone@axelon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shannon-stone-492baaa4</text:p>
          </table:table-cell>
          <table:table-cell office:value-type="string" calcext:value-type="string">
            <text:p>http://www.axelon.com</text:p>
          </table:table-cell>
          <table:table-cell office:value-type="string" calcext:value-type="string">
            <text:p>Massen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axelon.com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Minetti</text:p>
          </table:table-cell>
          <table:table-cell office:value-type="string" calcext:value-type="string">
            <text:p>Axelon Services Corporation</text:p>
          </table:table-cell>
          <table:table-cell office:value-type="string" calcext:value-type="string">
            <text:p>travis.minetti@axelon.c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travis-minetti-81596112</text:p>
          </table:table-cell>
          <table:table-cell office:value-type="string" calcext:value-type="string">
            <text:p>http://www.axelon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autumn.macleod@navy.mil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autumn-macleod-3a66a7a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christine.bailey@baesystems.com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christine-bailey-45329232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Sakakida-Reyes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julie.sakakida-reyes@baesystems.com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julie-sakakida-reyes-a29b83a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Manis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lorie.manis@baesystems.com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lorie-manis-93b75615</text:p>
          </table:table-cell>
          <table:table-cell office:value-type="string" calcext:value-type="string">
            <text:p>http://www.baesystems.com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 ll - Technical Delivery - Core Technology Infrastructure</text:p>
          </table:table-cell>
          <table:table-cell office:value-type="string" calcext:value-type="string">
            <text:p>Bank of America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bankofamerica.com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Basio</text:p>
          </table:table-cell>
          <table:table-cell office:value-type="string" calcext:value-type="string">
            <text:p>Bank of America</text:p>
          </table:table-cell>
          <table:table-cell office:value-type="string" calcext:value-type="string">
            <text:p>levi.basio@bankofamerica.com</text:p>
          </table:table-cell>
          <table:table-cell office:value-type="float" office:value="292000" calcext:value-type="float">
            <text:p>29200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levibasio</text:p>
          </table:table-cell>
          <table:table-cell office:value-type="string" calcext:value-type="string">
            <text:p>http://www.bankofamerica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james.ford@becn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james-ford-88a97630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jroe@becn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jason-roe-207382130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Gunderson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lindsay.gunderson@becn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lindsay-gunderson-5b2483106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Beacon Building Products</text:p>
          </table:table-cell>
          <table:table-cell office:value-type="string" calcext:value-type="string">
            <text:p>luis.sanchez@becn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luis-sanchez-040574</text:p>
          </table:table-cell>
          <table:table-cell office:value-type="string" calcext:value-type="string">
            <text:p>http://www.becn.com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ile Business Analyst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http://www.boozallen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Friel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friel_andrew@ne.bah.com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drew-friel-bba64698</text:p>
          </table:table-cell>
          <table:table-cell office:value-type="string" calcext:value-type="string">
            <text:p>http://www.boozallen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d Financial Analyst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brian.grant@bowheadsuppor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ian-grant-2a6135115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d Financial Analyst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Chapi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chapin.jones@bowheadsuppor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apinljones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d Financial Analyst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Gunnell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elizabeth.gunnell@bowheadsuppor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lizabethgunnell5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Molin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d Financial Analyst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dsworth</text:p>
          </table:table-cell>
          <table:table-cell office:value-type="string" calcext:value-type="string">
            <text:p>UICGS / Bowhead Family of Companies</text:p>
          </table:table-cell>
          <table:table-cell office:value-type="string" calcext:value-type="string">
            <text:p>steven.holdsworth@bowheadsupport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even-holdsworth-sphr-b3582316</text:p>
          </table:table-cell>
          <table:table-cell office:value-type="string" calcext:value-type="string">
            <text:p>http://www.bowheadsupport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avo Consulting Group, LLC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bravocg.com</text:p>
          </table:table-cell>
          <table:table-cell office:value-type="string" calcext:value-type="string">
            <text:p>Claudine</text:p>
          </table:table-cell>
          <table:table-cell office:value-type="string" calcext:value-type="string">
            <text:p>Williams-Donald</text:p>
          </table:table-cell>
          <table:table-cell office:value-type="string" calcext:value-type="string">
            <text:p>Bravo Consulting Group, LLC</text:p>
          </table:table-cell>
          <table:table-cell office:value-type="string" calcext:value-type="string">
            <text:p>cdonald@bravocg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laudine-williams-donald-5147b15</text:p>
          </table:table-cell>
          <table:table-cell office:value-type="string" calcext:value-type="string">
            <text:p>http://www.bravocg.com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avo Consulting Group, LLC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bravocg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Bravo Consulting Group, LLC</text:p>
          </table:table-cell>
          <table:table-cell office:value-type="string" calcext:value-type="string">
            <text:p>mhamilton@bravocg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ichelle-hamilton-79051321</text:p>
          </table:table-cell>
          <table:table-cell office:value-type="string" calcext:value-type="string">
            <text:p>http://www.bravocg.com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sigroup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jessica.wright@bsigroup.com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international trade &amp; development</text:p>
          </table:table-cell>
          <table:table-cell office:value-type="string" calcext:value-type="string">
            <text:p>http://www.linkedin.com/in/jessica-wright-7020b213</text:p>
          </table:table-cell>
          <table:table-cell office:value-type="string" calcext:value-type="string">
            <text:p>http://www.bsigroup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sigroup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manchik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michael.semanchik@bsigroup.com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international trade &amp; development</text:p>
          </table:table-cell>
          <table:table-cell office:value-type="string" calcext:value-type="string">
            <text:p>http://www.linkedin.com/in/michael-semanchik-8985613</text:p>
          </table:table-cell>
          <table:table-cell office:value-type="string" calcext:value-type="string">
            <text:p>http://www.bsigroup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sigroup.com</text:p>
          </table:table-cell>
          <table:table-cell office:value-type="string" calcext:value-type="string">
            <text:p>Sherril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sherril.shapiro@bsigroup.com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international trade &amp; development</text:p>
          </table:table-cell>
          <table:table-cell office:value-type="string" calcext:value-type="string">
            <text:p>http://www.linkedin.com/in/sherrilshapiro</text:p>
          </table:table-cell>
          <table:table-cell office:value-type="string" calcext:value-type="string">
            <text:p>http://www.bsigroup.com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bsigroup.co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suzanne.wilson@bsigroup.com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international trade &amp; development</text:p>
          </table:table-cell>
          <table:table-cell office:value-type="string" calcext:value-type="string">
            <text:p>http://www.linkedin.com/in/suzanne-wilson-phr-088849b5</text:p>
          </table:table-cell>
          <table:table-cell office:value-type="string" calcext:value-type="string">
            <text:p>http://www.bsigroup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stems Analyst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ulch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elizabeth.julch@caci.com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lizabeth-julch-74a098107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s Analyst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Jessaka</text:p>
          </table:table-cell>
          <table:table-cell office:value-type="string" calcext:value-type="string">
            <text:p>Elkins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jessaka.elkins@caci.com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ssaka-elkins-7071b018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s Analyst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michael.griffith@caci.com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ichael-griffith-80006356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stems Analyst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CACI International Inc</text:p>
          </table:table-cell>
          <table:table-cell office:value-type="string" calcext:value-type="string">
            <text:p>rebecca.estes@caci.com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stesbecky</text:p>
          </table:table-cell>
          <table:table-cell office:value-type="string" calcext:value-type="string">
            <text:p>http://www.caci.com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Lansdowne, VA</text:p>
          </table:table-cell>
          <table:table-cell office:value-type="string" calcext:value-type="string">
            <text:p>http://www.capitalmarketsp.com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danielle@capitalmarketsp.c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danielle-bello-67a596ab</text:p>
          </table:table-cell>
          <table:table-cell office:value-type="string" calcext:value-type="string">
            <text:p>http://www.capitalmarketsp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Lansdowne, VA</text:p>
          </table:table-cell>
          <table:table-cell office:value-type="string" calcext:value-type="string">
            <text:p>http://www.capitalmarketsp.com</text:p>
          </table:table-cell>
          <table:table-cell office:value-type="string" calcext:value-type="string">
            <text:p>Harlyn</text:p>
          </table:table-cell>
          <table:table-cell office:value-type="string" calcext:value-type="string">
            <text:p>Barros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harlyn@capitalmarketsp.c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harlyn-b-257694225</text:p>
          </table:table-cell>
          <table:table-cell office:value-type="string" calcext:value-type="string">
            <text:p>http://www.capitalmarketsp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Lansdowne, VA</text:p>
          </table:table-cell>
          <table:table-cell office:value-type="string" calcext:value-type="string">
            <text:p>http://www.capitalmarketsp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john@capitalmarketsp.c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johnpauloescobar</text:p>
          </table:table-cell>
          <table:table-cell office:value-type="string" calcext:value-type="string">
            <text:p>http://www.capitalmarketsp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Lansdowne, VA</text:p>
          </table:table-cell>
          <table:table-cell office:value-type="string" calcext:value-type="string">
            <text:p>http://www.capitalmarketsp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huster</text:p>
          </table:table-cell>
          <table:table-cell office:value-type="string" calcext:value-type="string">
            <text:p>Capital Markets Placement</text:p>
          </table:table-cell>
          <table:table-cell office:value-type="string" calcext:value-type="string">
            <text:p>michael@capitalmarketsp.c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michaelshuster2</text:p>
          </table:table-cell>
          <table:table-cell office:value-type="string" calcext:value-type="string">
            <text:p>http://www.capitalmarketsp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capitalone.com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albert.valenzuela@capitalone.com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lbert-valenzuela-b7b790155</text:p>
          </table:table-cell>
          <table:table-cell office:value-type="string" calcext:value-type="string">
            <text:p>http://www.capitalone.com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capitalone.com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Sondor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diana.sondor@capitalone.com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diana-sondor-8a203266</text:p>
          </table:table-cell>
          <table:table-cell office:value-type="string" calcext:value-type="string">
            <text:p>http://www.capitalone.com</text:p>
          </table:table-cell>
          <table:table-cell office:value-type="string" calcext:value-type="string">
            <text:p>Mechanic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capitalone.com</text:p>
          </table:table-cell>
          <table:table-cell office:value-type="string" calcext:value-type="string">
            <text:p>Kenish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kenisha.henderson@capitalone.com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enisha-henderson-617a8335</text:p>
          </table:table-cell>
          <table:table-cell office:value-type="string" calcext:value-type="string">
            <text:p>http://www.capitalone.com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capitalone.com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Marra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lea.marra@capitalone.com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lea-marie-marra-683b7318</text:p>
          </table:table-cell>
          <table:table-cell office:value-type="string" calcext:value-type="string">
            <text:p>http://www.capitalone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CareFirst BlueCross BlueShield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arefirst.com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CareFirst BlueCross BlueShield</text:p>
          </table:table-cell>
          <table:table-cell office:value-type="string" calcext:value-type="string">
            <text:p>abby.dudley@carefirst.com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abby-dudley-88532565</text:p>
          </table:table-cell>
          <table:table-cell office:value-type="string" calcext:value-type="string">
            <text:p>http://www.carefirs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resoft Global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aresoftglobal.com</text:p>
          </table:table-cell>
          <table:table-cell office:value-type="string" calcext:value-type="string">
            <text:p>Asif</text:p>
          </table:table-cell>
          <table:table-cell office:value-type="string" calcext:value-type="string">
            <text:p>Siddiqui</text:p>
          </table:table-cell>
          <table:table-cell office:value-type="string" calcext:value-type="string">
            <text:p>Caresoft Global</text:p>
          </table:table-cell>
          <table:table-cell office:value-type="string" calcext:value-type="string">
            <text:p>asif.siddiqui@caresoftglobal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sif-siddiqui-50b9a651</text:p>
          </table:table-cell>
          <table:table-cell office:value-type="string" calcext:value-type="string">
            <text:p>http://www.caresoftglobal.com</text:p>
          </table:table-cell>
          <table:table-cell office:value-type="string" calcext:value-type="string">
            <text:p>Middlesex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resoft Global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aresoftglobal.com</text:p>
          </table:table-cell>
          <table:table-cell office:value-type="string" calcext:value-type="string">
            <text:p>Ranjith</text:p>
          </table:table-cell>
          <table:table-cell office:value-type="string" calcext:value-type="string">
            <text:p>Babu</text:p>
          </table:table-cell>
          <table:table-cell office:value-type="string" calcext:value-type="string">
            <text:p>Caresoft Global</text:p>
          </table:table-cell>
          <table:table-cell office:value-type="string" calcext:value-type="string">
            <text:p>ranjithb@caresoftglobal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anjith-babu-571241157</text:p>
          </table:table-cell>
          <table:table-cell office:value-type="string" calcext:value-type="string">
            <text:p>http://www.caresoftglobal.com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Roanoke, VA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Jessee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bjessee@carilionclinic.org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brittany-jessee-731a7267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Vin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Roanoke, VA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Cadd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ccadd@carilionclinic.org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cathy-cadd-059b9610a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Roanoke, VA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dejohnson@carilionclinic.org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dana-johnson-60079822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Roanoke, VA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Niday</text:p>
          </table:table-cell>
          <table:table-cell office:value-type="string" calcext:value-type="string">
            <text:p>Carilion Clinic</text:p>
          </table:table-cell>
          <table:table-cell office:value-type="string" calcext:value-type="string">
            <text:p>lniday@carilionclinic.org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loretta-niday-526b213a</text:p>
          </table:table-cell>
          <table:table-cell office:value-type="string" calcext:value-type="string">
            <text:p>http://www.carilionclinic.org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- FT - D/E- Materials Management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Lebanon, VA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Stoecklin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lison.stoecklin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lison-stoecklin-0875903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Lebanon, VA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Runfola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nn.runfola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n-runfola-31267011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Lebanon, VA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nne.miller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ne-miller-792a962a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Lebanon, VA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Beamish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shley.beamish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shleybeamish</text:p>
          </table:table-cell>
          <table:table-cell office:value-type="string" calcext:value-type="string">
            <text:p>http://www.cgi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amy.long@chenega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my-long-006255127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Jillia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jillian.rodriguez@chenega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illian-rodriguez-shrm-cp-099568a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kim.davis@chenega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im-davis-67b01915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melinda.woodward@chenega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elinda-woodward-4853b4137</text:p>
          </table:table-cell>
          <table:table-cell office:value-type="string" calcext:value-type="string">
            <text:p>http://www.chenega.com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Intermediate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Cleaver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acleaver@chenega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audrey-cleaver-592a0642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Ex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, Intermediate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ccorrea@chenega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cris-correa-ab6445125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Lor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, Intermediate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duane.butler@chenega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dbutleritrecruiter2199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Mount Dor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, Intermediate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Benavente</text:p>
          </table:table-cell>
          <table:table-cell office:value-type="string" calcext:value-type="string">
            <text:p>Chenega MIOS SBU</text:p>
          </table:table-cell>
          <table:table-cell office:value-type="string" calcext:value-type="string">
            <text:p>sara.benavente@chenega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sara-benavente-56431421</text:p>
          </table:table-cell>
          <table:table-cell office:value-type="string" calcext:value-type="string">
            <text:p>http://www.chenegamios.com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carrie.gray@cognosant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arriebgray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Hartley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hhartley@blackturtleinc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heather-hartley04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Hearn-Stratton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mindy.hearn-stratton@cognosant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indy-hearn-stratton-64b808b5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rico.williams@cognosant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icowill</text:p>
          </table:table-cell>
          <table:table-cell office:value-type="string" calcext:value-type="string">
            <text:p>http://www.cognosante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Aaiushi</text:p>
          </table:table-cell>
          <table:table-cell office:value-type="string" calcext:value-type="string">
            <text:p>Beniwal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aaiushi.beniwal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aiushi-beniwal-a06bb5173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Bernards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Aaka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aakash.kumar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akash-kumar-1148841aa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Eden Prairi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Aakash</text:p>
          </table:table-cell>
          <table:table-cell office:value-type="string" calcext:value-type="string">
            <text:p>Masih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aakash.masih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akash-masih-4b5406147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Aayush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aayush.shah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ayush-shah-554930146</text:p>
          </table:table-cell>
          <table:table-cell office:value-type="string" calcext:value-type="string">
            <text:p>http://www.collabera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mpQsoft Inc</text:p>
          </table:table-cell>
          <table:table-cell office:value-type="string" calcext:value-type="string">
            <text:p>Leesburg, VA</text:p>
          </table:table-cell>
          <table:table-cell office:value-type="string" calcext:value-type="string">
            <text:p>http://www.compqsoft.com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CompQsoft Inc</text:p>
          </table:table-cell>
          <table:table-cell office:value-type="string" calcext:value-type="string">
            <text:p>sravan.g@compqsoft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ravan-kumar-017b23169</text:p>
          </table:table-cell>
          <table:table-cell office:value-type="string" calcext:value-type="string">
            <text:p>http://www.compqsoft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Lipes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alipes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drian-lewis-lipes-prc-cdr-9476098b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Andie</text:p>
          </table:table-cell>
          <table:table-cell office:value-type="string" calcext:value-type="string">
            <text:p>Rosenberg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arosenberg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dierosenberg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bbeasley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ittany-beasley-41a038a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Brand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bchristian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andan-christian-894a2a79</text:p>
          </table:table-cell>
          <table:table-cell office:value-type="string" calcext:value-type="string">
            <text:p>http://www.costargroup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Dillard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jdillard@credence-llc.com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onathan-d-dillard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Panagoulias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mpanagoulias@credence-llc.com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ikaela-panagoulias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ndubois@credence-llc.com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atalie-dubois-sphr-shrm-cp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. Business Analyst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redence Management Solutions, LLC</text:p>
          </table:table-cell>
          <table:table-cell office:value-type="string" calcext:value-type="string">
            <text:p>salexander@credence-llc.com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usan-g-alexander</text:p>
          </table:table-cell>
          <table:table-cell office:value-type="string" calcext:value-type="string">
            <text:p>http://www.credence-llc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own Audio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crownaudio.com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rown Audio</text:p>
          </table:table-cell>
          <table:table-cell office:value-type="string" calcext:value-type="string">
            <text:p>brucegreen@crownaudio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lectrical/electronic manufacturing</text:p>
          </table:table-cell>
          <table:table-cell office:value-type="string" calcext:value-type="string">
            <text:p>http://www.linkedin.com/in/bruce-green-6a51aa11</text:p>
          </table:table-cell>
          <table:table-cell office:value-type="string" calcext:value-type="string">
            <text:p>http://www.crownaudio.com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botic Process Automation (RPA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Performance Analyst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jackie.sax@crowncastle.com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jackiesax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Fairpor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erformance Analyst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lisa.griggs@crowncastle.com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lisa-hinkley-griggs-81372178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erformance Analyst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udanick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michael.hudanick@crowncastle.com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michael-hudanick-0b353b5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erformance Analyst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vivek.kumar@crowncastle.com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vivek-kumar-651515220</text:p>
          </table:table-cell>
          <table:table-cell office:value-type="string" calcext:value-type="string">
            <text:p>http://www.crowncastle.com</text:p>
          </table:table-cell>
          <table:table-cell office:value-type="string" calcext:value-type="string">
            <text:p>Canon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cresources@csu.ed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chicago-state-office-of-human-resources-89a51118a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dbrown@csu.ed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daniel-brown-39038b8a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Grimmage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kgrimmag@csu.ed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katrina-grimmage-b24537156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Mays</text:p>
          </table:table-cell>
          <table:table-cell office:value-type="string" calcext:value-type="string">
            <text:p>Chicago State University</text:p>
          </table:table-cell>
          <table:table-cell office:value-type="string" calcext:value-type="string">
            <text:p>lmays@csu.ed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lori-mays-34710637</text:p>
          </table:table-cell>
          <table:table-cell office:value-type="string" calcext:value-type="string">
            <text:p>http://www.csu.edu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- TS/SCI with Polygraph Requi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ybermedia Technologies, Inc. (CTEC)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http://www.ctec-corp.com</text:p>
          </table:table-cell>
          <table:table-cell office:value-type="string" calcext:value-type="string">
            <text:p>Alaa</text:p>
          </table:table-cell>
          <table:table-cell office:value-type="string" calcext:value-type="string">
            <text:p>Alkubaisy</text:p>
          </table:table-cell>
          <table:table-cell office:value-type="string" calcext:value-type="string">
            <text:p>Cybermedia Technologies, Inc. (CTEC)</text:p>
          </table:table-cell>
          <table:table-cell office:value-type="string" calcext:value-type="string">
            <text:p>aalkubaisy@ctec-corp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laa-alkubaisy-a1298713a</text:p>
          </table:table-cell>
          <table:table-cell office:value-type="string" calcext:value-type="string">
            <text:p>http://www.ctec-corp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amooney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lison-mooney-91363583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jvargas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oaquin-vargas-he-his-him-shrm-cp-8a160090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Zurawa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kzurawa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kayla-zurawa-a9a10257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tmeyers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theresa-meyers-b882a117</text:p>
          </table:table-cell>
          <table:table-cell office:value-type="string" calcext:value-type="string">
            <text:p>http://www.cven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, Strategic Projects and P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Akanksha</text:p>
          </table:table-cell>
          <table:table-cell office:value-type="string" calcext:value-type="string">
            <text:p>Maheshwari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akanksha@dataconcepts-inc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kanksha-maheshwari-2a4884216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Henric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chad@dataconcepts-inc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ad-taylor-technical-recruiter-hiring-now-0a6aa828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Glen All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erin.davis@dataconcepts-inc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rin-davis-0580a440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Manas</text:p>
          </table:table-cell>
          <table:table-cell office:value-type="string" calcext:value-type="string">
            <text:p>Goutham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manas@dataconcepts-inc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naswinigoutham</text:p>
          </table:table-cell>
          <table:table-cell office:value-type="string" calcext:value-type="string">
            <text:p>http://www.dataconcepts-inc.com</text:p>
          </table:table-cell>
          <table:table-cell office:value-type="string" calcext:value-type="string">
            <text:p>Glen All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dice.com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Bilash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am.bilash@dice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pam-bilash-a604aab</text:p>
          </table:table-cell>
          <table:table-cell office:value-type="string" calcext:value-type="string">
            <text:p>http://www.dice.com</text:p>
          </table:table-cell>
          <table:table-cell office:value-type="string" calcext:value-type="string">
            <text:p>Westwoo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dice.com</text:p>
          </table:table-cell>
          <table:table-cell table:number-columns-repeated="2" office:value-type="string" calcext:value-type="string">
            <text:p>Recruiter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recruiter.recruiter@dice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recruiter-recruiter-2b118b130</text:p>
          </table:table-cell>
          <table:table-cell office:value-type="string" calcext:value-type="string">
            <text:p>http://www.dice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Distributed Solutions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distributedinc.com</text:p>
          </table:table-cell>
          <table:table-cell office:value-type="string" calcext:value-type="string">
            <text:p>Bashar</text:p>
          </table:table-cell>
          <table:table-cell office:value-type="string" calcext:value-type="string">
            <text:p>Kassir</text:p>
          </table:table-cell>
          <table:table-cell office:value-type="string" calcext:value-type="string">
            <text:p>Distributed Solutions, Inc.</text:p>
          </table:table-cell>
          <table:table-cell office:value-type="string" calcext:value-type="string">
            <text:p>bashar.kassir@distributedinc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basharkassir</text:p>
          </table:table-cell>
          <table:table-cell office:value-type="string" calcext:value-type="string">
            <text:p>http://www.distributedinc.com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Distributed Solutions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distributedinc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O'Malley</text:p>
          </table:table-cell>
          <table:table-cell office:value-type="string" calcext:value-type="string">
            <text:p>Distributed Solutions, Inc.</text:p>
          </table:table-cell>
          <table:table-cell office:value-type="string" calcext:value-type="string">
            <text:p>jennifer.omalley@distributedinc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jenniferomalley1</text:p>
          </table:table-cell>
          <table:table-cell office:value-type="string" calcext:value-type="string">
            <text:p>http://www.distributedinc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Business Analyst Senior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Aayam</text:p>
          </table:table-cell>
          <table:table-cell office:value-type="string" calcext:value-type="string">
            <text:p>Patil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aayam.patil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ayam-patil-943a43118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 Senior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abhay.sharma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bhay-kumar-sharma-2245a1b3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 Senior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Abhijeet</text:p>
          </table:table-cell>
          <table:table-cell office:value-type="string" calcext:value-type="string">
            <text:p>Maitra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abhijeet.maitra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bhijeetdisys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 Senior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Patial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abhinav.patial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bhinav-patial-857381112</text:p>
          </table:table-cell>
          <table:table-cell office:value-type="string" calcext:value-type="string">
            <text:p>http://www.disys.co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versified Systems.com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diversifiedsystems.com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Pitt</text:p>
          </table:table-cell>
          <table:table-cell office:value-type="string" calcext:value-type="string">
            <text:p>Diversified Systems.com</text:p>
          </table:table-cell>
          <table:table-cell office:value-type="string" calcext:value-type="string">
            <text:p>rhonda.pitt@dsisystems.co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honda-pitt-ab67861b</text:p>
          </table:table-cell>
          <table:table-cell office:value-type="string" calcext:value-type="string">
            <text:p>http://www.diversifiedsystems.com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LT Solution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dlt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tine</text:p>
          </table:table-cell>
          <table:table-cell office:value-type="string" calcext:value-type="string">
            <text:p>DLT Solutions</text:p>
          </table:table-cell>
          <table:table-cell office:value-type="string" calcext:value-type="string">
            <text:p>susan.stine@dlt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usan-m-stine</text:p>
          </table:table-cell>
          <table:table-cell office:value-type="string" calcext:value-type="string">
            <text:p>http://www.dlt.com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, Cloud Fin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adey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ri-dey-8aa9671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Coleen</text:p>
          </table:table-cell>
          <table:table-cell office:value-type="string" calcext:value-type="string">
            <text:p>Cohn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ccohn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oleencohn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Domonic</text:p>
          </table:table-cell>
          <table:table-cell office:value-type="string" calcext:value-type="string">
            <text:p>Accardo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daccardo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omonic-accardo-11483265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Auburn Hill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rczuk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dbarczuk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niel-barczuk-a02a46b4</text:p>
          </table:table-cell>
          <table:table-cell office:value-type="string" calcext:value-type="string">
            <text:p>http://www.dminc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West-Carter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ann.west-carter@dominionenergy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http://www.linkedin.com/in/ann-west-carter-b7943178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Bostic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lance.bostic@dominionenergy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http://www.linkedin.com/in/lance-bostic-1798b7130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Roseborough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myra.roseborough@dominionenergy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http://www.linkedin.com/in/myra-roseborough-bb075872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Jenkinsvill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tracy.gill@dominionenergy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http://www.linkedin.com/in/tracy-gill-0762a62b</text:p>
          </table:table-cell>
          <table:table-cell office:value-type="string" calcext:value-type="string">
            <text:p>http://www.dominionenergy.co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isor Business Analyst</text:p>
          </table:table-cell>
          <table:table-cell office:value-type="string" calcext:value-type="string">
            <text:p>DXC Technology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dxc.com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Reppert</text:p>
          </table:table-cell>
          <table:table-cell office:value-type="string" calcext:value-type="string">
            <text:p>DXC Technology</text:p>
          </table:table-cell>
          <table:table-cell office:value-type="string" calcext:value-type="string">
            <text:p>cindy.reppert@dxc.com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indy-reppert-88369b1</text:p>
          </table:table-cell>
          <table:table-cell office:value-type="string" calcext:value-type="string">
            <text:p>http://www.dxc.com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Fort Belvoir, VA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rchand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dmarchand@electrosoft-inc.co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daveamarchand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Lee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Fort Belvoir, VA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unson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emunson@electrosoft-inc.co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emma-munson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Fort Belvoir, VA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Kaplan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hkaplan@electrosoft-inc.co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howard-kaplan-%e2%9c%94-490a7474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Potomac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Fort Belvoir, VA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Buscher</text:p>
          </table:table-cell>
          <table:table-cell office:value-type="string" calcext:value-type="string">
            <text:p>Electrosoft</text:p>
          </table:table-cell>
          <table:table-cell office:value-type="string" calcext:value-type="string">
            <text:p>kbuscher@electrosoft-inc.co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http://www.linkedin.com/in/kathy-buscher-08422950</text:p>
          </table:table-cell>
          <table:table-cell office:value-type="string" calcext:value-type="string">
            <text:p>http://www.electrosoft-inc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ndurance IT Services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endurance-it.com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Mele</text:p>
          </table:table-cell>
          <table:table-cell office:value-type="string" calcext:value-type="string">
            <text:p>Endurance IT Services</text:p>
          </table:table-cell>
          <table:table-cell office:value-type="string" calcext:value-type="string">
            <text:p>marianne.mele@endurance-it.co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rianne-mele-67653b7</text:p>
          </table:table-cell>
          <table:table-cell office:value-type="string" calcext:value-type="string">
            <text:p>http://www.endurance-it.com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 Associate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Kiley</text:p>
          </table:table-cell>
          <table:table-cell office:value-type="string" calcext:value-type="string">
            <text:p>Barwinske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kbarwinske@skywarditsolutions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iley-kai-barwinske-bb7828bb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 Associate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Larisa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larisac@esolutionsfirst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arisacalderon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Aldi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 Associate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sean@esolutionsfirst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ean-keenan-285452162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 Associate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Smita</text:p>
          </table:table-cell>
          <table:table-cell office:value-type="string" calcext:value-type="string">
            <text:p>Dhungana</text:p>
          </table:table-cell>
          <table:table-cell office:value-type="string" calcext:value-type="string">
            <text:p>eSolutionsFirst</text:p>
          </table:table-cell>
          <table:table-cell office:value-type="string" calcext:value-type="string">
            <text:p>smita.dhungana@esolutionsfirst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mita-dhungana-50270b1b6</text:p>
          </table:table-cell>
          <table:table-cell office:value-type="string" calcext:value-type="string">
            <text:p>http://www.esolutionsfirs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Employee Relations Advis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eteaminc.com</text:p>
          </table:table-cell>
          <table:table-cell office:value-type="string" calcext:value-type="string">
            <text:p>Atharva</text:p>
          </table:table-cell>
          <table:table-cell office:value-type="string" calcext:value-type="string">
            <text:p>Bhat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abhatt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tharva-bhatt-545970b5</text:p>
          </table:table-cell>
          <table:table-cell office:value-type="string" calcext:value-type="string">
            <text:p>http://www.eteaminc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eteaminc.com</text:p>
          </table:table-cell>
          <table:table-cell office:value-type="string" calcext:value-type="string">
            <text:p>Lijo</text:p>
          </table:table-cell>
          <table:table-cell office:value-type="string" calcext:value-type="string">
            <text:p>Paulose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lpaulose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ijo-paulose-20bb42151</text:p>
          </table:table-cell>
          <table:table-cell office:value-type="string" calcext:value-type="string">
            <text:p>http://www.eteaminc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eteaminc.com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priyankas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priyanka20mishra</text:p>
          </table:table-cell>
          <table:table-cell office:value-type="string" calcext:value-type="string">
            <text:p>http://www.eteaminc.com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eteaminc.com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sdavid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am-david-a5b27024</text:p>
          </table:table-cell>
          <table:table-cell office:value-type="string" calcext:value-type="string">
            <text:p>http://www.eteaminc.com</text:p>
          </table:table-cell>
          <table:table-cell office:value-type="string" calcext:value-type="string">
            <text:p>South Plainfiel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Management Analyst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Carley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carley.flores@ey.com</text:p>
          </table:table-cell>
          <table:table-cell office:value-type="float" office:value="342000" calcext:value-type="float">
            <text:p>34200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http://www.linkedin.com/in/carleyflores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Management Analyst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courtney.braun@ey.com</text:p>
          </table:table-cell>
          <table:table-cell office:value-type="float" office:value="342000" calcext:value-type="float">
            <text:p>34200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http://www.linkedin.com/in/courtney-randolph-26277b26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Management Analyst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Davidoff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craig.davidoff@ey.com</text:p>
          </table:table-cell>
          <table:table-cell office:value-type="float" office:value="342000" calcext:value-type="float">
            <text:p>34200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http://www.linkedin.com/in/craigdavidoffaolcom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Evesham Township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Management Analyst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onahan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jonathan.monahan@ey.com</text:p>
          </table:table-cell>
          <table:table-cell office:value-type="float" office:value="342000" calcext:value-type="float">
            <text:p>34200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http://www.linkedin.com/in/jonathan-monahan-3735666</text:p>
          </table:table-cell>
          <table:table-cell office:value-type="string" calcext:value-type="string">
            <text:p>http://www.ey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West Fairfax, VA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deborah.harris@fairfaxcounty.gov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government administration</text:p>
          </table:table-cell>
          <table:table-cell office:value-type="string" calcext:value-type="string">
            <text:p>http://www.linkedin.com/in/deborah-harris-b679a9136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West Fairfax, VA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Hsiang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julian.hsiang@fairfaxcounty.gov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government administration</text:p>
          </table:table-cell>
          <table:table-cell office:value-type="string" calcext:value-type="string">
            <text:p>http://www.linkedin.com/in/julian-hsiang-6b73991a2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West Fairfax, VA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samantha.mills@fairfaxcounty.gov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government administration</text:p>
          </table:table-cell>
          <table:table-cell office:value-type="string" calcext:value-type="string">
            <text:p>http://www.linkedin.com/in/samantha-mills-a9810762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Falls Chur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West Fairfax, VA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Wessam</text:p>
          </table:table-cell>
          <table:table-cell office:value-type="string" calcext:value-type="string">
            <text:p>Shammout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wessam.shammout@fairfaxcounty.gov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government administration</text:p>
          </table:table-cell>
          <table:table-cell office:value-type="string" calcext:value-type="string">
            <text:p>http://www.linkedin.com/in/wessam-shammout-a432b359</text:p>
          </table:table-cell>
          <table:table-cell office:value-type="string" calcext:value-type="string">
            <text:p>http://www.fairfaxcounty.gov</text:p>
          </table:table-cell>
          <table:table-cell office:value-type="string" calcext:value-type="string">
            <text:p>Bristow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rent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gerent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Irizarry</text:p>
          </table:table-cell>
          <table:table-cell office:value-type="string" calcext:value-type="string">
            <text:p>Gerent</text:p>
          </table:table-cell>
          <table:table-cell office:value-type="string" calcext:value-type="string">
            <text:p>stephanie.irizarry@gerentllc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tephanie-irizarry-540b8774</text:p>
          </table:table-cell>
          <table:table-cell office:value-type="string" calcext:value-type="string">
            <text:p>http://www.gerent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Integrated Data Services, Inc.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get-integrated.com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Aphr</text:p>
          </table:table-cell>
          <table:table-cell office:value-type="string" calcext:value-type="string">
            <text:p>Integrated Data Services, Inc.</text:p>
          </table:table-cell>
          <table:table-cell office:value-type="string" calcext:value-type="string">
            <text:p>aphrc@get-integrated.co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carson-pillasch-aphr%c2%ae-67748bb0</text:p>
          </table:table-cell>
          <table:table-cell office:value-type="string" calcext:value-type="string">
            <text:p>http://www.get-integrated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Integrated Data Services, Inc.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get-integrated.com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Labree</text:p>
          </table:table-cell>
          <table:table-cell office:value-type="string" calcext:value-type="string">
            <text:p>Integrated Data Services, Inc.</text:p>
          </table:table-cell>
          <table:table-cell office:value-type="string" calcext:value-type="string">
            <text:p>labreem@get-integrated.co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mariana-labree-321b2873</text:p>
          </table:table-cell>
          <table:table-cell office:value-type="string" calcext:value-type="string">
            <text:p>http://www.get-integrated.com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th Security Clea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ovCIO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http://www.govcio.com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GovCIO</text:p>
          </table:table-cell>
          <table:table-cell office:value-type="string" calcext:value-type="string">
            <text:p>donna.stanley@govcio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onna-stanley-09b0991b4</text:p>
          </table:table-cell>
          <table:table-cell office:value-type="string" calcext:value-type="string">
            <text:p>http://www.govcio.com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ART Technologies Inc</text:p>
          </table:table-cell>
          <table:table-cell office:value-type="string" calcext:value-type="string">
            <text:p>King George, VA</text:p>
          </table:table-cell>
          <table:table-cell office:value-type="string" calcext:value-type="string">
            <text:p>http://www.harttechnologies.com</text:p>
          </table:table-cell>
          <table:table-cell office:value-type="string" calcext:value-type="string">
            <text:p>Jamila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ART Technologies Inc</text:p>
          </table:table-cell>
          <table:table-cell office:value-type="string" calcext:value-type="string">
            <text:p>jchristopher@harttech.co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jamila-christopher-26707a36</text:p>
          </table:table-cell>
          <table:table-cell office:value-type="string" calcext:value-type="string">
            <text:p>http://www.harttechnologies.com</text:p>
          </table:table-cell>
          <table:table-cell office:value-type="string" calcext:value-type="string">
            <text:p>Dahlgr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- Software Too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Esence</text:p>
          </table:table-cell>
          <table:table-cell office:value-type="string" calcext:value-type="string">
            <text:p>Garris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ehines@haynesfurniture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esence-garris-4025b2165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Moneghan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gmoneghan@haynesfurniture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genesis-moneghan-82354a169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Uvodich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ouvodich@haynesfurniture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olivia-uvodich-16889a2a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Rascoe</text:p>
          </table:table-cell>
          <table:table-cell office:value-type="string" calcext:value-type="string">
            <text:p>Haynes Furniture Company</text:p>
          </table:table-cell>
          <table:table-cell office:value-type="string" calcext:value-type="string">
            <text:p>srascoe@haynesfurniture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ttp://www.linkedin.com/in/samantha-rascoe-phr-shrm-cp-44126218</text:p>
          </table:table-cell>
          <table:table-cell office:value-type="string" calcext:value-type="string">
            <text:p>http://www.haynesfurniture.com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Business Analyst</text:p>
          </table:table-cell>
          <table:table-cell office:value-type="string" calcext:value-type="string">
            <text:p>Transaction Network Services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illuminet.com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Transaction Network Services</text:p>
          </table:table-cell>
          <table:table-cell office:value-type="string" calcext:value-type="string">
            <text:p>bjoyner@tnsi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brenda-joyner-22b020154</text:p>
          </table:table-cell>
          <table:table-cell office:value-type="string" calcext:value-type="string">
            <text:p>http://www.illuminet.co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</text:p>
          </table:table-cell>
          <table:table-cell office:value-type="string" calcext:value-type="string">
            <text:p>Transaction Network Services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illuminet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Transaction Network Services</text:p>
          </table:table-cell>
          <table:table-cell office:value-type="string" calcext:value-type="string">
            <text:p>bmitchell@tnsi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bwmitchell</text:p>
          </table:table-cell>
          <table:table-cell office:value-type="string" calcext:value-type="string">
            <text:p>http://www.illuminet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Analyst</text:p>
          </table:table-cell>
          <table:table-cell office:value-type="string" calcext:value-type="string">
            <text:p>Transaction Network Services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illuminet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illon</text:p>
          </table:table-cell>
          <table:table-cell office:value-type="string" calcext:value-type="string">
            <text:p>Transaction Network Services</text:p>
          </table:table-cell>
          <table:table-cell office:value-type="string" calcext:value-type="string">
            <text:p>nicole.gillon@tnsgloba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://www.linkedin.com/in/nicole-gillon-055ba833</text:p>
          </table:table-cell>
          <table:table-cell office:value-type="string" calcext:value-type="string">
            <text:p>http://www.illuminet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kedwards@imb.org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eligious institutions</text:p>
          </table:table-cell>
          <table:table-cell office:value-type="string" calcext:value-type="string">
            <text:p>http://www.linkedin.com/in/kristy-edwards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Maren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mkelley@imb.org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eligious institutions</text:p>
          </table:table-cell>
          <table:table-cell office:value-type="string" calcext:value-type="string">
            <text:p>http://www.linkedin.com/in/marenkelley-hr-operations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arleton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scarleton@imb.org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eligious institutions</text:p>
          </table:table-cell>
          <table:table-cell office:value-type="string" calcext:value-type="string">
            <text:p>http://www.linkedin.com/in/sarahcarleton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IMB (International Mission Board)</text:p>
          </table:table-cell>
          <table:table-cell office:value-type="string" calcext:value-type="string">
            <text:p>shaber@imb.org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eligious institutions</text:p>
          </table:table-cell>
          <table:table-cell office:value-type="string" calcext:value-type="string">
            <text:p>http://www.linkedin.com/in/stephen-haber-417a51b1</text:p>
          </table:table-cell>
          <table:table-cell office:value-type="string" calcext:value-type="string">
            <text:p>http://www.imb.org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Impact Maker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mpactmakers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Impact Makers</text:p>
          </table:table-cell>
          <table:table-cell office:value-type="string" calcext:value-type="string">
            <text:p>jhalstead@impactmakers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nnifer-halstead-180a591b4</text:p>
          </table:table-cell>
          <table:table-cell office:value-type="string" calcext:value-type="string">
            <text:p>http://www.impactmakers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Impact Maker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mpactmakers.co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Impact Makers</text:p>
          </table:table-cell>
          <table:table-cell office:value-type="string" calcext:value-type="string">
            <text:p>rmckinney@impactmakers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ose-m-mckinney-shrm-scp-b65519181</text:p>
          </table:table-cell>
          <table:table-cell office:value-type="string" calcext:value-type="string">
            <text:p>http://www.impactmakers.com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Surber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cathy.surber@inova.org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cathy-surber-2b6262139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jennifer.flint@inova.org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jennifer-flint-477b9810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Dearden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lisa.dearden@inova.org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lisa-dearden-bab101a7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Inova Health System</text:p>
          </table:table-cell>
          <table:table-cell office:value-type="string" calcext:value-type="string">
            <text:p>victor.fernandez@inova.org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victor-fernandez-95aa19210</text:p>
          </table:table-cell>
          <table:table-cell office:value-type="string" calcext:value-type="string">
            <text:p>http://www.inova.org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rionline.com</text:p>
          </table:table-cell>
          <table:table-cell office:value-type="string" calcext:value-type="string">
            <text:p>Amanpreet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amanpreet@irionline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manpreet-kaur-0311a7aa</text:p>
          </table:table-cell>
          <table:table-cell office:value-type="string" calcext:value-type="string">
            <text:p>http://www.irionline.com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rionline.com</text:p>
          </table:table-cell>
          <table:table-cell office:value-type="string" calcext:value-type="string">
            <text:p>Anupam</text:p>
          </table:table-cell>
          <table:table-cell office:value-type="string" calcext:value-type="string">
            <text:p>Tripathi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anupam@irionline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nupam-tripathi-a7835711b</text:p>
          </table:table-cell>
          <table:table-cell office:value-type="string" calcext:value-type="string">
            <text:p>http://www.irionline.com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rionline.com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Melwani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archana@irionline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rchana-melwani-43697343</text:p>
          </table:table-cell>
          <table:table-cell office:value-type="string" calcext:value-type="string">
            <text:p>http://www.irionline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irionline.com</text:p>
          </table:table-cell>
          <table:table-cell office:value-type="string" calcext:value-type="string">
            <text:p>Bhawna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Integrated Resources, Inc ( IRI )</text:p>
          </table:table-cell>
          <table:table-cell office:value-type="string" calcext:value-type="string">
            <text:p>bhawna@irionline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bhawna-verma-0a81886a</text:p>
          </table:table-cell>
          <table:table-cell office:value-type="string" calcext:value-type="string">
            <text:p>http://www.irionline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or Business Analyst</text:p>
          </table:table-cell>
          <table:table-cell office:value-type="string" calcext:value-type="string">
            <text:p>JCS Solutions LLC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jcssolutions.com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McFerren</text:p>
          </table:table-cell>
          <table:table-cell office:value-type="string" calcext:value-type="string">
            <text:p>JCS Solutions LLC</text:p>
          </table:table-cell>
          <table:table-cell office:value-type="string" calcext:value-type="string">
            <text:p>christy.mcferren@jcssolutions.c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risty-mcferren-058a15115</text:p>
          </table:table-cell>
          <table:table-cell office:value-type="string" calcext:value-type="string">
            <text:p>http://www.jcssolution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unior Business Analyst</text:p>
          </table:table-cell>
          <table:table-cell office:value-type="string" calcext:value-type="string">
            <text:p>JCS Solutions LLC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jcssolutions.com</text:p>
          </table:table-cell>
          <table:table-cell office:value-type="string" calcext:value-type="string">
            <text:p>Jana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JCS Solutions LLC</text:p>
          </table:table-cell>
          <table:table-cell office:value-type="string" calcext:value-type="string">
            <text:p>janae.williams@jcssolutions.c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anae-williams-b40424172</text:p>
          </table:table-cell>
          <table:table-cell office:value-type="string" calcext:value-type="string">
            <text:p>http://www.jcssolution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KMM Technologies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kmmtechnologies.com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Panigrahi</text:p>
          </table:table-cell>
          <table:table-cell office:value-type="string" calcext:value-type="string">
            <text:p>KMM Technologies, Inc.</text:p>
          </table:table-cell>
          <table:table-cell office:value-type="string" calcext:value-type="string">
            <text:p>arun@kmmtechnologies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runpanigrahi</text:p>
          </table:table-cell>
          <table:table-cell office:value-type="string" calcext:value-type="string">
            <text:p>http://www.kmmtechnologies.com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KMM Technologies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kmmtechnologies.com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KMM Technologies, Inc.</text:p>
          </table:table-cell>
          <table:table-cell office:value-type="string" calcext:value-type="string">
            <text:p>drew.patterson@kmmtechnologies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rew-patterson-565115124</text:p>
          </table:table-cell>
          <table:table-cell office:value-type="string" calcext:value-type="string">
            <text:p>http://www.kmmtechnologies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KMM Technologies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kmmtechnologies.com</text:p>
          </table:table-cell>
          <table:table-cell office:value-type="string" calcext:value-type="string">
            <text:p>Satya</text:p>
          </table:table-cell>
          <table:table-cell office:value-type="string" calcext:value-type="string">
            <text:p>Kallepalli</text:p>
          </table:table-cell>
          <table:table-cell office:value-type="string" calcext:value-type="string">
            <text:p>KMM Technologies, Inc.</text:p>
          </table:table-cell>
          <table:table-cell office:value-type="string" calcext:value-type="string">
            <text:p>satya@kmmtechnologies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atya-kallepalli-0572a942</text:p>
          </table:table-cell>
          <table:table-cell office:value-type="string" calcext:value-type="string">
            <text:p>http://www.kmmtechnologies.com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th Scrum Master Ex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ingen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ctingen@koniag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arles-tingen-33303b42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inervini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dminervini@koniag-gs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niel-minervini-2951a51b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Winter Garde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hwood@koniag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heavenwood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rbic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jbarbic@koniag-gs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ulie-barbic-0bb1b8176</text:p>
          </table:table-cell>
          <table:table-cell office:value-type="string" calcext:value-type="string">
            <text:p>http://www.koniag-gs.com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d Financial Analyst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rden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andrea.carden@kratosdefense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andreacarden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d Financial Analyst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Livesay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kimberly.livesay@kratosdefense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kimberly-livesay-phr-b5451511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d Financial Analyst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regina.daniel@kratosdefense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regina-daniel-2a654293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d Financial Analyst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Dahlgren, VA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Twil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ratos Defense and Security Solutions</text:p>
          </table:table-cell>
          <table:table-cell office:value-type="string" calcext:value-type="string">
            <text:p>twila.johnson@kratosdefense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twila-johnson-b8b00910</text:p>
          </table:table-cell>
          <table:table-cell office:value-type="string" calcext:value-type="string">
            <text:p>http://www.kratosdefense.com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usiness Analyst</text:p>
          </table:table-cell>
          <table:table-cell office:value-type="string" calcext:value-type="string">
            <text:p>Leidos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leidos.co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Gorden</text:p>
          </table:table-cell>
          <table:table-cell office:value-type="string" calcext:value-type="string">
            <text:p>Leidos</text:p>
          </table:table-cell>
          <table:table-cell office:value-type="string" calcext:value-type="string">
            <text:p>gordenm@leidos.com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egan-gorden-17830911</text:p>
          </table:table-cell>
          <table:table-cell office:value-type="string" calcext:value-type="string">
            <text:p>http://www.leidos.com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Lynchburg, VA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sdefillo@liberty.edu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stephanie-smith-77a590198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Lynchburg, VA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Thayer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sthayer@liberty.edu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sharon-thayer-a9402146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Lynchburg, VA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ttaylor@liberty.edu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thomas-taylor-758b4b100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Lynchburg, VA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Liberty University</text:p>
          </table:table-cell>
          <table:table-cell office:value-type="string" calcext:value-type="string">
            <text:p>wriley@liberty.edu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william-riley-8646128b</text:p>
          </table:table-cell>
          <table:table-cell office:value-type="string" calcext:value-type="string">
            <text:p>http://www.liberty.edu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Hile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amy_hile@lifenethealth.org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amy-hile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Aretha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aretha_francois@lifenethealth.org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aretha-francois-84464354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jan_hunt@lifenethealth.org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jan-hunt-84461016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Kiar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ifeNet Health</text:p>
          </table:table-cell>
          <table:table-cell office:value-type="string" calcext:value-type="string">
            <text:p>kiara_brown@lifenethealth.org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http://www.linkedin.com/in/brown-kiara</text:p>
          </table:table-cell>
          <table:table-cell office:value-type="string" calcext:value-type="string">
            <text:p>http://www.lifenethealth.org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Coleen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coleen.chapman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coleen-chapman-424588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Hoban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ehoban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elizabethhoban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Janele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jeturner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anele-turner-6a85b16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Pudliner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jpudliner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acquelyn-pudliner-phr-b2a4a94b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- TS/SCI with Polygraph Requi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 Government Consulting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Coleen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coleen.chapman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coleen-chapman-424588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 Government Consulting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Hoban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ehoban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elizabethhoban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 Government Consulting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Janele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jeturner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anele-turner-6a85b16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LMI Government Consulting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Pudliner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jpudliner@lmi.org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http://www.linkedin.com/in/jacquelyn-pudliner-phr-b2a4a94b</text:p>
          </table:table-cell>
          <table:table-cell office:value-type="string" calcext:value-type="string">
            <text:p>http://www.lmi.org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- Secret Clearance Required with Security Clea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Logical Paradigm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logicalparadigm.com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Baweja</text:p>
          </table:table-cell>
          <table:table-cell office:value-type="string" calcext:value-type="string">
            <text:p>Logical Paradigm</text:p>
          </table:table-cell>
          <table:table-cell office:value-type="string" calcext:value-type="string">
            <text:p>karan@logicalparadigm.c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aran-baweja-6aa4a62b</text:p>
          </table:table-cell>
          <table:table-cell office:value-type="string" calcext:value-type="string">
            <text:p>http://www.logicalparadigm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Ackerman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abby.ackerman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bby-ackerman-7b7381b0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Loogoote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arela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amanda.barela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manda-%e2%80%9cmandi%e2%80%9d-barela-1234894a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Faggins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angel.faggins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gel-faggins-353b1250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Systems Analyst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Ashlee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ashlee.cope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shlee-cope-232513131</text:p>
          </table:table-cell>
          <table:table-cell office:value-type="string" calcext:value-type="string">
            <text:p>http://www.mantech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jessicar.williams@markel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jessica-williams-phr-1b387021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iucci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mary.ciucci@markel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mary-paige-ciucci-b491b499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Mechanic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El-Amin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samantha.el-amin@markel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samantha-el-amin-shrm-cp-208aa224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Glen All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Glen Allen, VA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Cecile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vcecile@markelcorp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vivian-cecile-a22b1889</text:p>
          </table:table-cell>
          <table:table-cell office:value-type="string" calcext:value-type="string">
            <text:p>http://www.markel.com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ical Business Analyst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Roblin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catherine.roblin@marshmma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catherineroblin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Business Analyst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Caryn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cojeda@mma-ne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cawaldbaumojeda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Saddle Broo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Business Analyst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dana.hemingway@marshmma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dana-hemingway-mba-a99411142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ical Business Analyst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Marsh McLennan Agency</text:p>
          </table:table-cell>
          <table:table-cell office:value-type="string" calcext:value-type="string">
            <text:p>megan.medina@marshmma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ttp://www.linkedin.com/in/megan-medina-mba-shrm-cp-99a04066</text:p>
          </table:table-cell>
          <table:table-cell office:value-type="string" calcext:value-type="string">
            <text:p>http://www.marshmma.com</text:p>
          </table:table-cell>
          <table:table-cell office:value-type="string" calcext:value-type="string">
            <text:p>Chask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Doreen</text:p>
          </table:table-cell>
          <table:table-cell office:value-type="string" calcext:value-type="string">
            <text:p>Laporte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doreen.laporte@mckesson.com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doreen-laporte-28267884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Kathrine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kathrine.esposito@mckesson.com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kathrine-esposito-6a393010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Union Ci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Shalis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shalise.williams@mckesson.com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shalise-williams-68112910b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steve.smith@mckesson.com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steve-smith-8a84481a</text:p>
          </table:table-cell>
          <table:table-cell office:value-type="string" calcext:value-type="string">
            <text:p>http://www.mckesson.com</text:p>
          </table:table-cell>
          <table:table-cell office:value-type="string" calcext:value-type="string">
            <text:p>Alpharet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usiness Analyst</text:p>
          </table:table-cell>
          <table:table-cell office:value-type="string" calcext:value-type="string">
            <text:p>Acuity, Inc.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myacuity.com</text:p>
          </table:table-cell>
          <table:table-cell office:value-type="string" calcext:value-type="string">
            <text:p>Jacquelynn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cuity, Inc.</text:p>
          </table:table-cell>
          <table:table-cell office:value-type="string" calcext:value-type="string">
            <text:p>jacquelynn.fritz@myacuity.c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acquelynn-fritz-2a634612a</text:p>
          </table:table-cell>
          <table:table-cell office:value-type="string" calcext:value-type="string">
            <text:p>http://www.myacuity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Analyst</text:p>
          </table:table-cell>
          <table:table-cell office:value-type="string" calcext:value-type="string">
            <text:p>Acuity, Inc.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myacuity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illard</text:p>
          </table:table-cell>
          <table:table-cell office:value-type="string" calcext:value-type="string">
            <text:p>Acuity, Inc.</text:p>
          </table:table-cell>
          <table:table-cell office:value-type="string" calcext:value-type="string">
            <text:p>john.dillard@myacuity.c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ohn-dillard-610a3566</text:p>
          </table:table-cell>
          <table:table-cell office:value-type="string" calcext:value-type="string">
            <text:p>http://www.myacuity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usiness Analyst</text:p>
          </table:table-cell>
          <table:table-cell office:value-type="string" calcext:value-type="string">
            <text:p>Acuity, Inc.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myacuity.co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cantara</text:p>
          </table:table-cell>
          <table:table-cell office:value-type="string" calcext:value-type="string">
            <text:p>Acuity, Inc.</text:p>
          </table:table-cell>
          <table:table-cell office:value-type="string" calcext:value-type="string">
            <text:p>peter.alcantara@myacuity.c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palcantara</text:p>
          </table:table-cell>
          <table:table-cell office:value-type="string" calcext:value-type="string">
            <text:p>http://www.myacuity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Waynesboro, VA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drichardson@mydccu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debbie-richardson-23256937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Waynesboro, VA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jbishop@mydccu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jodie-bishop-628a6911a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Waynesboro, VA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Godbey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mgodbey@mydccu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melody-godbey-b0941921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Waynesboro, VA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DuPont Community Credit Union</text:p>
          </table:table-cell>
          <table:table-cell office:value-type="string" calcext:value-type="string">
            <text:p>vcoffey@mydccu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victoria-coffey-7560794</text:p>
          </table:table-cell>
          <table:table-cell office:value-type="string" calcext:value-type="string">
            <text:p>http://www.mydccu.com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/Analytics Analyst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abrewer@mythics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shley-brewer-496105118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I/Analytics Analyst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hbuckley@mythics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holly-buckley-49924130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I/Analytics Analyst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kallen@mythics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imberly-allen-7680236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I/Analytics Analyst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Sheri</text:p>
          </table:table-cell>
          <table:table-cell office:value-type="string" calcext:value-type="string">
            <text:p>Mullin</text:p>
          </table:table-cell>
          <table:table-cell office:value-type="string" calcext:value-type="string">
            <text:p>Mythics Inc.</text:p>
          </table:table-cell>
          <table:table-cell office:value-type="string" calcext:value-type="string">
            <text:p>smullin@mythics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eri-mullin-m-a-sphr-shrm-scp-3910b71</text:p>
          </table:table-cell>
          <table:table-cell office:value-type="string" calcext:value-type="string">
            <text:p>http://www.mythics.com</text:p>
          </table:table-cell>
          <table:table-cell office:value-type="string" calcext:value-type="string">
            <text:p>Gro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Winchester, VA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Hornick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beth_hornick@navyfederal.org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beth-carini-hornick-b2b7a777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Hardeevill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Winchester, VA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bryant_luciano@navyfederal.org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bryantluciano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Winchester, VA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raul_ochoa@navyfederal.org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raul-ochoa-827178a2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Winchester, VA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Juni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avy Federal Credit Union</text:p>
          </table:table-cell>
          <table:table-cell office:value-type="string" calcext:value-type="string">
            <text:p>samuel@navyfederal.org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junie-samuel-24694a138</text:p>
          </table:table-cell>
          <table:table-cell office:value-type="string" calcext:value-type="string">
            <text:p>http://www.navyfederal.or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Chesapeake, VA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nsor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john.mansor@nfiindustries.com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john-mansor-16110261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Chesapeake, VA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martha.perez@nfiindustries.com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martha-perez-13a33495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Chesapeake, VA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sonia.diaz@nfiindustries.com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sonia-diaz-51a18216b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Chesapeake, VA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Aulestia</text:p>
          </table:table-cell>
          <table:table-cell office:value-type="string" calcext:value-type="string">
            <text:p>NFI</text:p>
          </table:table-cell>
          <table:table-cell office:value-type="string" calcext:value-type="string">
            <text:p>xavier.aulestia@nfiindustries.com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transportation/trucking/railroad</text:p>
          </table:table-cell>
          <table:table-cell office:value-type="string" calcext:value-type="string">
            <text:p>http://www.linkedin.com/in/xavier-aulestia</text:p>
          </table:table-cell>
          <table:table-cell office:value-type="string" calcext:value-type="string">
            <text:p>http://www.nfiindustries.co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vetta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novetta.com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Novetta</text:p>
          </table:table-cell>
          <table:table-cell office:value-type="string" calcext:value-type="string">
            <text:p>dpeterson@novetta.c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wn-peterson-01b125111</text:p>
          </table:table-cell>
          <table:table-cell office:value-type="string" calcext:value-type="string">
            <text:p>http://www.novetta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vetta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novetta.com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Rubin</text:p>
          </table:table-cell>
          <table:table-cell office:value-type="string" calcext:value-type="string">
            <text:p>Novetta</text:p>
          </table:table-cell>
          <table:table-cell office:value-type="string" calcext:value-type="string">
            <text:p>jrubin@novetta.c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erry-rubin-7856a545</text:p>
          </table:table-cell>
          <table:table-cell office:value-type="string" calcext:value-type="string">
            <text:p>http://www.novetta.com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vetta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novetta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Novetta</text:p>
          </table:table-cell>
          <table:table-cell office:value-type="string" calcext:value-type="string">
            <text:p>jschumacher@novetta.c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ohn-m-schumacher-b156b51</text:p>
          </table:table-cell>
          <table:table-cell office:value-type="string" calcext:value-type="string">
            <text:p>http://www.novetta.com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Haner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crystal.haner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rystalhaner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Cantu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leah.cantu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eahcantu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sherri.russell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herri-russell-5683a41b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risby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thomas.prisby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thomas-prisby-30a41a</text:p>
          </table:table-cell>
          <table:table-cell office:value-type="string" calcext:value-type="string">
            <text:p>http://www.nttdata.com</text:p>
          </table:table-cell>
          <table:table-cell office:value-type="string" calcext:value-type="string">
            <text:p>Clarkst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Hila</text:p>
          </table:table-cell>
          <table:table-cell office:value-type="string" calcext:value-type="string">
            <text:p>Hritz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hhritz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http://www.linkedin.com/in/hilahritz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Clair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jbrandt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http://www.linkedin.com/in/jimbrandt50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Haymarket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Dorsch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mdorsch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http://www.linkedin.com/in/michelle-dorsch-73785aa8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Paria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pahmadi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http://www.linkedin.com/in/pariaahmadi</text:p>
          </table:table-cell>
          <table:table-cell office:value-type="string" calcext:value-type="string">
            <text:p>http://www.nvrinc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– Customer Experi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Fedelza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fedelza.lake@octoconsulting.co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fedelza-lake-34816014b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Gaithersburg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Moret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joan.moret@octoconsulting.co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oan-moret-68b102b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Bristow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Kirstin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kirstin.shelton@octoconsulting.co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irstin-covelli-shelton-1b363a7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Process Analyst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maria.delatorre@octoconsulting.co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aria-de-la-torre-921947129</text:p>
          </table:table-cell>
          <table:table-cell office:value-type="string" calcext:value-type="string">
            <text:p>http://www.octoconsulting.com</text:p>
          </table:table-cell>
          <table:table-cell office:value-type="string" calcext:value-type="string">
            <text:p>Falls Chur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perficient.co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andrea.robinson@perficient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androbin</text:p>
          </table:table-cell>
          <table:table-cell office:value-type="string" calcext:value-type="string">
            <text:p>http://www.perficient.com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perficient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ashley.mcneil@perficient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aemert</text:p>
          </table:table-cell>
          <table:table-cell office:value-type="string" calcext:value-type="string">
            <text:p>http://www.perficient.com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http://www.perficient.com</text:p>
          </table:table-cell>
          <table:table-cell office:value-type="string" calcext:value-type="string">
            <text:p>Bobbi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bobbie.armor@perficient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obbie-armor-38247532</text:p>
          </table:table-cell>
          <table:table-cell office:value-type="string" calcext:value-type="string">
            <text:p>http://www.perficient.com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Rozylowicz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arozylowicz@pipercompanies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andy-rozylowicz-046034190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Volpintesta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dvolpintesta@pipercompanies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dylan-volpintesta-9726b493</text:p>
          </table:table-cell>
          <table:table-cell office:value-type="string" calcext:value-type="string">
            <text:p>http://www.pipercompanies.com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ofessional Diversity Network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prodivnet.com</text:p>
          </table:table-cell>
          <table:table-cell office:value-type="string" calcext:value-type="string">
            <text:p>Amisha</text:p>
          </table:table-cell>
          <table:table-cell office:value-type="string" calcext:value-type="string">
            <text:p>Beeks</text:p>
          </table:table-cell>
          <table:table-cell office:value-type="string" calcext:value-type="string">
            <text:p>Professional Diversity Network</text:p>
          </table:table-cell>
          <table:table-cell office:value-type="string" calcext:value-type="string">
            <text:p>abeeks@prodivnet.com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http://www.linkedin.com/in/amisha-beeks-5018a3100</text:p>
          </table:table-cell>
          <table:table-cell office:value-type="string" calcext:value-type="string">
            <text:p>http://www.prodivnet.com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 - Business Process Engineer Analyst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alexj@quadrant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lex-jones-0187b175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lyst - Business Process Engineer Analyst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Rizvi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arizvi@quadrant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li-rizvi-9bb914b0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lyst - Business Process Engineer Analyst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aswain@quadrant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lana-swain-897080135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alyst - Business Process Engineer Analyst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Quadrant, Inc.</text:p>
          </table:table-cell>
          <table:table-cell office:value-type="string" calcext:value-type="string">
            <text:p>avargas@quadrant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lex-vargas-10354389</text:p>
          </table:table-cell>
          <table:table-cell office:value-type="string" calcext:value-type="string">
            <text:p>http://www.quadrantinc.com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Akanksha</text:p>
          </table:table-cell>
          <table:table-cell office:value-type="string" calcext:value-type="string">
            <text:p>Arora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akanksha.arora@reisystems.co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kankshaarora1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szlo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elizabeth.laszlo@reisystems.co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lizabethlaszlo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Presutto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natalie.presutto@reisystems.co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atalie-presutto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REI Systems</text:p>
          </table:table-cell>
          <table:table-cell office:value-type="string" calcext:value-type="string">
            <text:p>natalie.serrano@reisystems.co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atalie-serrano-369754ab</text:p>
          </table:table-cell>
          <table:table-cell office:value-type="string" calcext:value-type="string">
            <text:p>http://www.reisystems.com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Westfall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cw1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caitlyn-westfall-060730163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ge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greg-evans-11a26581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Laratta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gl2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gina-laratta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GBSI</text:p>
          </table:table-cell>
          <table:table-cell office:value-type="string" calcext:value-type="string">
            <text:p>mr2@rgbsi.c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ryanmaria1</text:p>
          </table:table-cell>
          <table:table-cell office:value-type="string" calcext:value-type="string">
            <text:p>http://www.rgbsi.com</text:p>
          </table:table-cell>
          <table:table-cell office:value-type="string" calcext:value-type="string">
            <text:p>Bay Cit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Newport News, VA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Aimee</text:p>
          </table:table-cell>
          <table:table-cell office:value-type="string" calcext:value-type="string">
            <text:p>Saxon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aimee.saxon@roberthalf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imeesaxon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Newport News, VA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andrew.hall@roberthalf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ndrewthall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Newport News, VA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Kevyn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kevyn.cameron@roberthalf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kevyn-cameron-584264120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Newport News, VA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ystrom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arah.bystrom@roberthalf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sarah-bystrom-2ab5a5bb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Aamir</text:p>
          </table:table-cell>
          <table:table-cell office:value-type="string" calcext:value-type="string">
            <text:p>Kotroo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akotroo@rosein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amir-kotroo-025ba7187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asharma@rosei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bhinav-sharma-299341153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Aashish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asingh@rosei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ashish-singh-a013948a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Systems Analyst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Aamit</text:p>
          </table:table-cell>
          <table:table-cell office:value-type="string" calcext:value-type="string">
            <text:p>Maliik</text:p>
          </table:table-cell>
          <table:table-cell office:value-type="string" calcext:value-type="string">
            <text:p>Rose International</text:p>
          </table:table-cell>
          <table:table-cell office:value-type="string" calcext:value-type="string">
            <text:p>atmalik@roseint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aamit-maliik-a7218b66</text:p>
          </table:table-cell>
          <table:table-cell office:value-type="string" calcext:value-type="string">
            <text:p>http://www.roseint.com</text:p>
          </table:table-cell>
          <table:table-cell office:value-type="string" calcext:value-type="string">
            <text:p>San Ram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Ryan Homes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ryanhomes.com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Barone</text:p>
          </table:table-cell>
          <table:table-cell office:value-type="string" calcext:value-type="string">
            <text:p>Ryan Homes</text:p>
          </table:table-cell>
          <table:table-cell office:value-type="string" calcext:value-type="string">
            <text:p>tbarone@ryanhomes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http://www.linkedin.com/in/tracy-barone-phr-1a14a55</text:p>
          </table:table-cell>
          <table:table-cell office:value-type="string" calcext:value-type="string">
            <text:p>http://www.ryanhomes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– Customer Experi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SA/AML Analyst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dmatthews@sandyspringbank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diana-matthews-b1a29b19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Olne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SA/AML Analyst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kmhall@sandyspringbank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kathy-m-hall-89502042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Olne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SA/AML Analyst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Latika</text:p>
          </table:table-cell>
          <table:table-cell office:value-type="string" calcext:value-type="string">
            <text:p>Raina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lraina@sandyspringbank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latika-raina-725b3518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SA/AML Analyst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Thuo</text:p>
          </table:table-cell>
          <table:table-cell office:value-type="string" calcext:value-type="string">
            <text:p>Sandy Spring Bank</text:p>
          </table:table-cell>
          <table:table-cell office:value-type="string" calcext:value-type="string">
            <text:p>vthuo@sandyspringbank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virginiathuo</text:p>
          </table:table-cell>
          <table:table-cell office:value-type="string" calcext:value-type="string">
            <text:p>http://www.sandyspringbank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d Financial Threat Analyst</text:p>
          </table:table-cell>
          <table:table-cell office:value-type="string" calcext:value-type="string">
            <text:p>Sayres and Associates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http://www.sayresdefense.co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Sayres and Associates</text:p>
          </table:table-cell>
          <table:table-cell office:value-type="string" calcext:value-type="string">
            <text:p>april.martinez@sac-corp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aprilmmartinez</text:p>
          </table:table-cell>
          <table:table-cell office:value-type="string" calcext:value-type="string">
            <text:p>http://www.sayresdefense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d Financial Threat Analyst</text:p>
          </table:table-cell>
          <table:table-cell office:value-type="string" calcext:value-type="string">
            <text:p>Sayres and Associates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http://www.sayresdefense.com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ayres and Associates</text:p>
          </table:table-cell>
          <table:table-cell office:value-type="string" calcext:value-type="string">
            <text:p>cpage@sayresandassociates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clifton-page-18465167</text:p>
          </table:table-cell>
          <table:table-cell office:value-type="string" calcext:value-type="string">
            <text:p>http://www.sayresdefense.com</text:p>
          </table:table-cell>
          <table:table-cell office:value-type="string" calcext:value-type="string">
            <text:p>Suitland-Silver Hill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d Financial Threat Analyst</text:p>
          </table:table-cell>
          <table:table-cell office:value-type="string" calcext:value-type="string">
            <text:p>Sayres and Associates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http://www.sayresdefense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Sayres and Associates</text:p>
          </table:table-cell>
          <table:table-cell office:value-type="string" calcext:value-type="string">
            <text:p>kelly.ashby@sac-corp.c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kellyashby1</text:p>
          </table:table-cell>
          <table:table-cell office:value-type="string" calcext:value-type="string">
            <text:p>http://www.sayresdefense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Deview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beth.deview@serco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eth-deview-b4a33a75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fort.houston@serco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fort-houston-4059625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isabel.lau@serco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isabel-lau-656661ab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Mossy Hea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Aiello</text:p>
          </table:table-cell>
          <table:table-cell office:value-type="string" calcext:value-type="string">
            <text:p>Serco</text:p>
          </table:table-cell>
          <table:table-cell office:value-type="string" calcext:value-type="string">
            <text:p>julianne.aiello@serco.com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ulianne-aiello-145244b7</text:p>
          </table:table-cell>
          <table:table-cell office:value-type="string" calcext:value-type="string">
            <text:p>http://www.serco.co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Zacata, VA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nderwijst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avanderwijst@simventions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dam-vanderwijst-1898544b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Zacata, VA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Catra</text:p>
          </table:table-cell>
          <table:table-cell office:value-type="string" calcext:value-type="string">
            <text:p>Godwin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catragodwin@simventions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atragodwinrecruiter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Zacata, VA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egirard@simventions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elizabeth-libby-girard-57513216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Zacata, VA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imVentions</text:p>
          </table:table-cell>
          <table:table-cell office:value-type="string" calcext:value-type="string">
            <text:p>kristialexander@simventions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msalexander</text:p>
          </table:table-cell>
          <table:table-cell office:value-type="string" calcext:value-type="string">
            <text:p>http://www.simvention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smdi.com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joys@smdi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joy-smf-7497349a</text:p>
          </table:table-cell>
          <table:table-cell office:value-type="string" calcext:value-type="string">
            <text:p>http://www.smdi.com</text:p>
          </table:table-cell>
          <table:table-cell office:value-type="string" calcext:value-type="string">
            <text:p>Oxon Hill-Glassmanor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smdi.com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laurence.dell@smdi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laurencedell</text:p>
          </table:table-cell>
          <table:table-cell office:value-type="string" calcext:value-type="string">
            <text:p>http://www.smdi.com</text:p>
          </table:table-cell>
          <table:table-cell office:value-type="string" calcext:value-type="string">
            <text:p>Woodbridg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smdi.com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Wills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yvettew@smdi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ywillshr</text:p>
          </table:table-cell>
          <table:table-cell office:value-type="string" calcext:value-type="string">
            <text:p>http://www.smdi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Dzemila</text:p>
          </table:table-cell>
          <table:table-cell office:value-type="string" calcext:value-type="string">
            <text:p>Mujcic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dzemila.mujcic@snagajob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dzemila-mujcic-a92487171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McKissick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kristi.mckissick@snagajob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kristi-mckissick-b484519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ayberry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laura.mayberry@snagajob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lamayberry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Eubanks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sean.eubanks@snagajob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://www.linkedin.com/in/sean-eubanks-411a277</text:p>
          </table:table-cell>
          <table:table-cell office:value-type="string" calcext:value-type="string">
            <text:p>http://www.snagajob.com</text:p>
          </table:table-cell>
          <table:table-cell office:value-type="string" calcext:value-type="string">
            <text:p>Mechanic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- S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s Analyst</text:p>
          </table:table-cell>
          <table:table-cell office:value-type="string" calcext:value-type="string">
            <text:p>Softthink Solution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softthink.com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Stsi</text:p>
          </table:table-cell>
          <table:table-cell office:value-type="string" calcext:value-type="string">
            <text:p>Softthink Solutions</text:p>
          </table:table-cell>
          <table:table-cell office:value-type="string" calcext:value-type="string">
            <text:p>banu@softthinksol.co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banu-stsi-2a738470</text:p>
          </table:table-cell>
          <table:table-cell office:value-type="string" calcext:value-type="string">
            <text:p>http://www.softthink.com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casey.donovan@sosi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casey-donovan-1a6410125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colleen.miller@sosi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colleen-miller-0a15361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Dejohn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kristen.dejohn@sosi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kristen-dejohn-7615b830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Seble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SOS International LLC</text:p>
          </table:table-cell>
          <table:table-cell office:value-type="string" calcext:value-type="string">
            <text:p>seble.stewart@sosi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seble-stewart-40689310</text:p>
          </table:table-cell>
          <table:table-cell office:value-type="string" calcext:value-type="string">
            <text:p>http://www.sosi.com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S&amp;C Technologies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ssctech.com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Lebedeva</text:p>
          </table:table-cell>
          <table:table-cell office:value-type="string" calcext:value-type="string">
            <text:p>SS&amp;C Technologies</text:p>
          </table:table-cell>
          <table:table-cell office:value-type="string" calcext:value-type="string">
            <text:p>alebedeva@sscinc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aligorevna</text:p>
          </table:table-cell>
          <table:table-cell office:value-type="string" calcext:value-type="string">
            <text:p>http://www.ssctech.com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S&amp;C Technologies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ssctech.com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Edgington</text:p>
          </table:table-cell>
          <table:table-cell office:value-type="string" calcext:value-type="string">
            <text:p>SS&amp;C Technologies</text:p>
          </table:table-cell>
          <table:table-cell office:value-type="string" calcext:value-type="string">
            <text:p>hedgington@dstsystems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hilary-edgington</text:p>
          </table:table-cell>
          <table:table-cell office:value-type="string" calcext:value-type="string">
            <text:p>http://www.ssctech.com</text:p>
          </table:table-cell>
          <table:table-cell office:value-type="string" calcext:value-type="string">
            <text:p>Lenex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S&amp;C Technologies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ssctech.com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SS&amp;C Technologies</text:p>
          </table:table-cell>
          <table:table-cell office:value-type="string" calcext:value-type="string">
            <text:p>lwalsh@sscinc.com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ttp://www.linkedin.com/in/laurence-gauthier-walsh-65052396</text:p>
          </table:table-cell>
          <table:table-cell office:value-type="string" calcext:value-type="string">
            <text:p>http://www.ssctech.com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Staffigo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staffigo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outh</text:p>
          </table:table-cell>
          <table:table-cell office:value-type="string" calcext:value-type="string">
            <text:p>Staffigo</text:p>
          </table:table-cell>
          <table:table-cell office:value-type="string" calcext:value-type="string">
            <text:p>daniel@staffigo.co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aniel-routh-795aa4149</text:p>
          </table:table-cell>
          <table:table-cell office:value-type="string" calcext:value-type="string">
            <text:p>http://www.staffigo.com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guru.n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guru-n-138a75b0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Bhambri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monica.bhambri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monica-bhambri-2a909611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Satyam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satyam.gupta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atyam-kumar-gupta-a1b679198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nior Business Analyst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serena.gavin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serena-gavin-9a231b57</text:p>
          </table:table-cell>
          <table:table-cell office:value-type="string" calcext:value-type="string">
            <text:p>http://www.sumerusolutions.co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 Analys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Katelynn</text:p>
          </table:table-cell>
          <table:table-cell office:value-type="string" calcext:value-type="string">
            <text:p>Bour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katelynn.bourg@swift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katelynn-bourg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 Analys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McNemar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renee.mcnemar@swift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renee-mcnemar-12482b5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Culpeper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 Analys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hirley.price@swift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hirley-price-214326b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Culpeper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 Analys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ysons Corner, VA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usan.ahalt@swift.com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susan-ahalt-button-1194ab2</text:p>
          </table:table-cell>
          <table:table-cell office:value-type="string" calcext:value-type="string">
            <text:p>http://www.swift.com</text:p>
          </table:table-cell>
          <table:table-cell office:value-type="string" calcext:value-type="string">
            <text:p>Culpeper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ALENT Software Services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talentstaffingservices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orfin</text:p>
          </table:table-cell>
          <table:table-cell office:value-type="string" calcext:value-type="string">
            <text:p>TALENT Software Services</text:p>
          </table:table-cell>
          <table:table-cell office:value-type="string" calcext:value-type="string">
            <text:p>kelly.torfin@talentstaffingservices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elly-torfin-9419737</text:p>
          </table:table-cell>
          <table:table-cell office:value-type="string" calcext:value-type="string">
            <text:p>http://www.talentstaffingservices.co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Pipeline</text:p>
          </table:table-cell>
          <table:table-cell office:value-type="string" calcext:value-type="string">
            <text:p>Robbins-Gioia, LLC</text:p>
          </table:table-cell>
          <table:table-cell office:value-type="string" calcext:value-type="string">
            <text:p>Alexandria, VA</text:p>
          </table:table-cell>
          <table:table-cell office:value-type="string" calcext:value-type="string">
            <text:p>http://www.teamrg.com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Hoegel</text:p>
          </table:table-cell>
          <table:table-cell office:value-type="string" calcext:value-type="string">
            <text:p>Robbins-Gioia, LLC</text:p>
          </table:table-cell>
          <table:table-cell office:value-type="string" calcext:value-type="string">
            <text:p>kris.hoegel@teamrg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http://www.linkedin.com/in/krishoegel</text:p>
          </table:table-cell>
          <table:table-cell office:value-type="string" calcext:value-type="string">
            <text:p>http://www.teamrg.com</text:p>
          </table:table-cell>
          <table:table-cell office:value-type="string" calcext:value-type="string">
            <text:p>Belle Hav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 Pipeline</text:p>
          </table:table-cell>
          <table:table-cell office:value-type="string" calcext:value-type="string">
            <text:p>Robbins-Gioia, LLC</text:p>
          </table:table-cell>
          <table:table-cell office:value-type="string" calcext:value-type="string">
            <text:p>Alexandria, VA</text:p>
          </table:table-cell>
          <table:table-cell office:value-type="string" calcext:value-type="string">
            <text:p>http://www.teamrg.com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Robbins-Gioia, LLC</text:p>
          </table:table-cell>
          <table:table-cell office:value-type="string" calcext:value-type="string">
            <text:p>tiffany.robinson@teamrg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http://www.linkedin.com/in/tiffany-robinson-5b151596</text:p>
          </table:table-cell>
          <table:table-cell office:value-type="string" calcext:value-type="string">
            <text:p>http://www.teamrg.com</text:p>
          </table:table-cell>
          <table:table-cell office:value-type="string" calcext:value-type="string">
            <text:p>Belle Hav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 Pipeline</text:p>
          </table:table-cell>
          <table:table-cell office:value-type="string" calcext:value-type="string">
            <text:p>Robbins-Gioia, LLC</text:p>
          </table:table-cell>
          <table:table-cell office:value-type="string" calcext:value-type="string">
            <text:p>Alexandria, VA</text:p>
          </table:table-cell>
          <table:table-cell office:value-type="string" calcext:value-type="string">
            <text:p>http://www.teamrg.com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Garbarino</text:p>
          </table:table-cell>
          <table:table-cell office:value-type="string" calcext:value-type="string">
            <text:p>Robbins-Gioia, LLC</text:p>
          </table:table-cell>
          <table:table-cell office:value-type="string" calcext:value-type="string">
            <text:p>tony.garbarino@teamrg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http://www.linkedin.com/in/tony-garbarino-2118204</text:p>
          </table:table-cell>
          <table:table-cell office:value-type="string" calcext:value-type="string">
            <text:p>http://www.teamrg.co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Financial Analyst</text:p>
          </table:table-cell>
          <table:table-cell office:value-type="string" calcext:value-type="string">
            <text:p>Technomics, Inc.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technomics.net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Technomics, Inc.</text:p>
          </table:table-cell>
          <table:table-cell office:value-type="string" calcext:value-type="string">
            <text:p>hmoore@technomics.n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hannah-moore-024759a3</text:p>
          </table:table-cell>
          <table:table-cell office:value-type="string" calcext:value-type="string">
            <text:p>http://www.technomics.ne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Financial Analyst</text:p>
          </table:table-cell>
          <table:table-cell office:value-type="string" calcext:value-type="string">
            <text:p>Technomics, Inc.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technomics.net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Technomics, Inc.</text:p>
          </table:table-cell>
          <table:table-cell office:value-type="string" calcext:value-type="string">
            <text:p>srice@technomics.n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sean-rice-71b333186</text:p>
          </table:table-cell>
          <table:table-cell office:value-type="string" calcext:value-type="string">
            <text:p>http://www.technomics.ne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Financial Analyst</text:p>
          </table:table-cell>
          <table:table-cell office:value-type="string" calcext:value-type="string">
            <text:p>Technomics, Inc.</text:p>
          </table:table-cell>
          <table:table-cell office:value-type="string" calcext:value-type="string">
            <text:p>Virginia, United States</text:p>
          </table:table-cell>
          <table:table-cell office:value-type="string" calcext:value-type="string">
            <text:p>http://www.technomics.net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Technomics, Inc.</text:p>
          </table:table-cell>
          <table:table-cell office:value-type="string" calcext:value-type="string">
            <text:p>thoward@technomics.n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ense &amp; space</text:p>
          </table:table-cell>
          <table:table-cell office:value-type="string" calcext:value-type="string">
            <text:p>http://www.linkedin.com/in/tommydhoward</text:p>
          </table:table-cell>
          <table:table-cell office:value-type="string" calcext:value-type="string">
            <text:p>http://www.technomics.ne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Suffolk, VA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angela.hunt@townebank.ne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angelahunt86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Eden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Suffolk, VA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agsdale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elizabeth.ragsdale@townebank.ne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elizabeth-ragsdale-shrm-cp-74927778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Suffolk, VA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lee.clark@townebank.ne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lee-clark-a1640746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Suffolk, VA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lisa.lynch@townebank.ne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://www.linkedin.com/in/lisa-lynch-463451a7</text:p>
          </table:table-cell>
          <table:table-cell office:value-type="string" calcext:value-type="string">
            <text:p>http://www.townebank.com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ali.garcia@truist.com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li-garcia-08b15570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Fritsch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amber.fritsch@truist.com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fritsch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racken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andrea.bracken@truist.com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ndreabracken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Truist</text:p>
          </table:table-cell>
          <table:table-cell office:value-type="string" calcext:value-type="string">
            <text:p>annie.coffey@truist.com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ttp://www.linkedin.com/in/annieleecoffeyrecruiter</text:p>
          </table:table-cell>
          <table:table-cell office:value-type="string" calcext:value-type="string">
            <text:p>http://www.truist.com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wenty Bridge Staffing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twentybridge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Vicendese</text:p>
          </table:table-cell>
          <table:table-cell office:value-type="string" calcext:value-type="string">
            <text:p>Twenty Bridge Staffing</text:p>
          </table:table-cell>
          <table:table-cell office:value-type="string" calcext:value-type="string">
            <text:p>paul.vicendese@twentybridge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ttp://www.linkedin.com/in/paul-vicendese-486ab17b</text:p>
          </table:table-cell>
          <table:table-cell office:value-type="string" calcext:value-type="string">
            <text:p>http://www.twentybridge.com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twosixtech.com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brittany.simpson@twosixtech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brittanytsimpson</text:p>
          </table:table-cell>
          <table:table-cell office:value-type="string" calcext:value-type="string">
            <text:p>http://www.twosixtech.com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twosixtech.com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Picarelli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denise.picarelli@twosixtech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denise-picarelli-228346150</text:p>
          </table:table-cell>
          <table:table-cell office:value-type="string" calcext:value-type="string">
            <text:p>http://www.twosixtech.com</text:p>
          </table:table-cell>
          <table:table-cell office:value-type="string" calcext:value-type="string">
            <text:p>Oak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twosixtech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katie.sargent@twosixtech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katielsargent</text:p>
          </table:table-cell>
          <table:table-cell office:value-type="string" calcext:value-type="string">
            <text:p>http://www.twosixtech.com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Rosenbaum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hrosenbaum@vanmetreco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heatherrosenbaum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jconnor@vanmetreco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jimmyconnor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Pencek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kpencek@vanmetreco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kelleypencek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Fairfax, VA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Lamkin</text:p>
          </table:table-cell>
          <table:table-cell office:value-type="string" calcext:value-type="string">
            <text:p>Van Metre Companies</text:p>
          </table:table-cell>
          <table:table-cell office:value-type="string" calcext:value-type="string">
            <text:p>tlamkin@vanmetrecompanies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ttp://www.linkedin.com/in/tiffany-lamkin-b70106a3</text:p>
          </table:table-cell>
          <table:table-cell office:value-type="string" calcext:value-type="string">
            <text:p>http://www.vanmetrecompanies.co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elizabeth.kerr@vcuhealth.org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lizkerr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susan.thompson@vcuhealth.org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susanlentinithompson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Mothershead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troy.mothershead@vcuhealth.org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troy-mothershead-35b0a528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Sand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Intelligence Analyst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Widney</text:p>
          </table:table-cell>
          <table:table-cell office:value-type="string" calcext:value-type="string">
            <text:p>Dubuisson</text:p>
          </table:table-cell>
          <table:table-cell office:value-type="string" calcext:value-type="string">
            <text:p>VCU Health</text:p>
          </table:table-cell>
          <table:table-cell office:value-type="string" calcext:value-type="string">
            <text:p>widney.dubuisson@vcuhealth.org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http://www.linkedin.com/in/widney-dubuisson-b82520105</text:p>
          </table:table-cell>
          <table:table-cell office:value-type="string" calcext:value-type="string">
            <text:p>http://www.vcuhealth.org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Vega Consulting Solutions, In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vegaconsulting.com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Vega Consulting Solutions, Inc</text:p>
          </table:table-cell>
          <table:table-cell office:value-type="string" calcext:value-type="string">
            <text:p>ngrant@vegaconsulting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nikki-grant-46569b4a</text:p>
          </table:table-cell>
          <table:table-cell office:value-type="string" calcext:value-type="string">
            <text:p>http://www.vegaconsulting.com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thcare Business Process Analyst</text:p>
          </table:table-cell>
          <table:table-cell office:value-type="string" calcext:value-type="string">
            <text:p>Vega Consulting Solutions, Inc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ttp://www.vegaconsulting.com</text:p>
          </table:table-cell>
          <table:table-cell office:value-type="string" calcext:value-type="string">
            <text:p>Veena</text:p>
          </table:table-cell>
          <table:table-cell office:value-type="string" calcext:value-type="string">
            <text:p>Mahindrakar</text:p>
          </table:table-cell>
          <table:table-cell office:value-type="string" calcext:value-type="string">
            <text:p>Vega Consulting Solutions, Inc</text:p>
          </table:table-cell>
          <table:table-cell office:value-type="string" calcext:value-type="string">
            <text:p>vmahindrakar@vegaconsulting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veena-mahindrakar-2b80465</text:p>
          </table:table-cell>
          <table:table-cell office:value-type="string" calcext:value-type="string">
            <text:p>http://www.vegaconsulting.com</text:p>
          </table:table-cell>
          <table:table-cell office:value-type="string" calcext:value-type="string">
            <text:p>Mountain Lakes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ystems Analyst / Technical Writer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Manassas, VA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aubry.savage@ventechsolutions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ubry-savage-a5bb5639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 / Technical Writer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Manassas, VA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Hanning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cathy.hanning@ventechsolutions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athy-hanning-25b1803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 / Technical Writer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Manassas, VA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christopher.hill@ventechsolutions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christopherthill1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Systems Analyst / Technical Writer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Manassas, VA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Leist</text:p>
          </table:table-cell>
          <table:table-cell office:value-type="string" calcext:value-type="string">
            <text:p>Ventech Solutions</text:p>
          </table:table-cell>
          <table:table-cell office:value-type="string" calcext:value-type="string">
            <text:p>rachel.leist@ventechsolutions.c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rachelleist</text:p>
          </table:table-cell>
          <table:table-cell office:value-type="string" calcext:value-type="string">
            <text:p>http://www.ventechsolutions.co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Business System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lonim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eds9m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emma-slonim-a01135b8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System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Roszell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mkr9u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michele-roszell-88707352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System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td8tj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taylor-dean-b53516131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 Business System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Rosson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tr4n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http://www.linkedin.com/in/tina-rosson-5573995a</text:p>
          </table:table-cell>
          <table:table-cell office:value-type="string" calcext:value-type="string">
            <text:p>http://www.virginia.edu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VPD Government Solution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vpdgov.com</text:p>
          </table:table-cell>
          <table:table-cell office:value-type="string" calcext:value-type="string">
            <text:p>Kelli</text:p>
          </table:table-cell>
          <table:table-cell office:value-type="string" calcext:value-type="string">
            <text:p>Hillgoth</text:p>
          </table:table-cell>
          <table:table-cell office:value-type="string" calcext:value-type="string">
            <text:p>VPD Government Solutions</text:p>
          </table:table-cell>
          <table:table-cell office:value-type="string" calcext:value-type="string">
            <text:p>khillgoth@vpdgov.co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gram development</text:p>
          </table:table-cell>
          <table:table-cell office:value-type="string" calcext:value-type="string">
            <text:p>http://www.linkedin.com/in/kelli-hillgoth-aba85945</text:p>
          </table:table-cell>
          <table:table-cell office:value-type="string" calcext:value-type="string">
            <text:p>http://www.vpdgov.com</text:p>
          </table:table-cell>
          <table:table-cell office:value-type="string" calcext:value-type="string">
            <text:p>York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Data Analyst</text:p>
          </table:table-cell>
          <table:table-cell office:value-type="string" calcext:value-type="string">
            <text:p>VPD Government Solution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http://www.vpdgov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Maguire</text:p>
          </table:table-cell>
          <table:table-cell office:value-type="string" calcext:value-type="string">
            <text:p>VPD Government Solutions</text:p>
          </table:table-cell>
          <table:table-cell office:value-type="string" calcext:value-type="string">
            <text:p>nmaguire@vpdgov.co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gram development</text:p>
          </table:table-cell>
          <table:table-cell office:value-type="string" calcext:value-type="string">
            <text:p>http://www.linkedin.com/in/nancy-maguire-08643b17a</text:p>
          </table:table-cell>
          <table:table-cell office:value-type="string" calcext:value-type="string">
            <text:p>http://www.vpdgov.com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lesha</text:p>
          </table:table-cell>
          <table:table-cell office:value-type="string" calcext:value-type="string">
            <text:p>Filiatrault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filiatrault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lesha-filiatrault-b6a32611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Sun Prairi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nisa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hussain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isaakh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jaykumar</text:p>
          </table:table-cell>
          <table:table-cell office:value-type="string" calcext:value-type="string">
            <text:p>Ilapakurthi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ilapakurthi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jaykumar-ilapakurthi-0622611ba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anil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ttp://www.linkedin.com/in/anil-kumar-462b2757</text:p>
          </table:table-cell>
          <table:table-cell office:value-type="string" calcext:value-type="string">
            <text:p>http://www.vsoftconsulting.co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WWC Global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wwcglobal.com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WWC Global</text:p>
          </table:table-cell>
          <table:table-cell office:value-type="string" calcext:value-type="string">
            <text:p>hal.mccarthy@wwcglobal.c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hal-mccarthy-66302b48</text:p>
          </table:table-cell>
          <table:table-cell office:value-type="string" calcext:value-type="string">
            <text:p>http://www.wwcglobal.com</text:p>
          </table:table-cell>
          <table:table-cell office:value-type="string" calcext:value-type="string">
            <text:p>Brooksvil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WWC Global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http://www.wwcglobal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Hardman</text:p>
          </table:table-cell>
          <table:table-cell office:value-type="string" calcext:value-type="string">
            <text:p>WWC Global</text:p>
          </table:table-cell>
          <table:table-cell office:value-type="string" calcext:value-type="string">
            <text:p>kim.hardman@wwcglobal.c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www.linkedin.com/in/kim-hardman-13790b6</text:p>
          </table:table-cell>
          <table:table-cell office:value-type="string" calcext:value-type="string">
            <text:p>http://www.wwcglobal.com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an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22:30:04.6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5T22:42:50.168000000</dc:date>
    <meta:editing-duration>PT4M17S</meta:editing-duration>
    <meta:editing-cycles>2</meta:editing-cycles>
    <meta:generator>LibreOffice/7.2.5.2$Windows_X86_64 LibreOffice_project/499f9727c189e6ef3471021d6132d4c694f357e5</meta:generator>
    <meta:document-statistic meta:table-count="1" meta:cell-count="6260" meta:object-count="0"/>
  </office:meta>
</office:document-meta>
</file>